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Unicode MS" svg:font-family="Arial Unicode MS" style:font-family-generic="roman" style:font-pitch="variable" svg:panose-1="2 11 6 4 2 2 2 2 2 4"/>
  </office:font-face-decls>
  <office:automatic-styles>
    <text:list-style style:name="LFO1">
      <text:list-level-style-bullet text:level="1" text:style-name="WW_CharLFO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Calibri"/>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style:style>
    <style:style style:name="P2" style:parent-style-name="Normal" style:family="paragraph">
      <style:paragraph-properties fo:text-align="center"/>
      <style:text-properties style:font-name="Calibri" style:font-name-complex="Calibri" fo:font-weight="bold" style:font-weight-asian="bold" style:font-weight-complex="bold"/>
    </style:style>
    <style:style style:name="P3" style:parent-style-name="Normal" style:family="paragraph">
      <style:paragraph-properties fo:text-align="center"/>
      <style:text-properties style:font-name="Calibri" style:font-name-complex="Calibri" fo:font-weight="bold" style:font-weight-asian="bold" style:font-weight-complex="bold"/>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fo:font-weight="bold" style:font-weight-asian="bold" style:font-weight-complex="bold"/>
    </style:style>
    <style:style style:name="P6" style:parent-style-name="ListParagraph" style:family="paragraph">
      <style:text-properties style:font-name="Calibri" style:font-name-complex="Calibri"/>
    </style:style>
    <style:style style:name="P7" style:parent-style-name="ListParagraph" style:family="paragraph">
      <style:text-properties style:font-name="Calibri" style:font-name-complex="Calibri"/>
    </style:style>
    <style:style style:name="P8" style:parent-style-name="ListParagraph" style:family="paragraph">
      <style:text-properties style:font-name="Calibri" style:font-name-complex="Calibri"/>
    </style:style>
    <style:style style:name="P9" style:parent-style-name="ListParagraph" style:family="paragraph">
      <style:text-properties style:font-name="Calibri" style:font-name-complex="Calibri"/>
    </style:style>
    <style:style style:name="P10" style:parent-style-name="ListParagraph" style:family="paragraph">
      <style:text-properties style:font-name="Calibri" style:font-name-complex="Calibri"/>
    </style:style>
    <style:style style:name="P11" style:parent-style-name="ListParagraph" style:family="paragraph">
      <style:text-properties style:font-name="Calibri" style:font-name-complex="Calibri"/>
    </style:style>
    <style:style style:name="P12" style:parent-style-name="ListParagraph" style:family="paragraph">
      <style:text-properties style:font-name="Calibri" style:font-name-complex="Calibri"/>
    </style:style>
    <style:style style:name="P13" style:parent-style-name="ListParagraph" style:family="paragraph">
      <style:text-properties style:font-name="Calibri" style:font-name-complex="Calibri"/>
    </style:style>
    <style:style style:name="P14" style:parent-style-name="ListParagraph" style:family="paragraph">
      <style:text-properties style:font-name="Calibri" style:font-name-complex="Calibri"/>
    </style:style>
    <style:style style:name="P15" style:parent-style-name="ListParagraph" style:family="paragraph">
      <style:text-properties style:font-name="Calibri" style:font-name-complex="Calibri"/>
    </style:style>
    <style:style style:name="P16" style:parent-style-name="ListParagraph" style:family="paragraph">
      <style:text-properties style:font-name="Calibri" style:font-name-complex="Calibri"/>
    </style:style>
    <style:style style:name="P17" style:parent-style-name="ListParagraph" style:family="paragraph">
      <style:text-properties style:font-name="Calibri" style:font-name-complex="Calibri"/>
    </style:style>
    <style:style style:name="P18" style:parent-style-name="ListParagraph" style:family="paragraph">
      <style:text-properties style:font-name="Calibri" style:font-name-complex="Calibri"/>
    </style:style>
    <style:style style:name="P19" style:parent-style-name="ListParagraph" style:family="paragraph">
      <style:text-properties style:font-name="Calibri" style:font-name-complex="Calibri"/>
    </style:style>
    <style:style style:name="P20" style:parent-style-name="ListParagraph" style:family="paragraph">
      <style:text-properties style:font-name="Calibri" style:font-name-complex="Calibri"/>
    </style:style>
    <style:style style:name="P21" style:parent-style-name="ListParagraph" style:family="paragraph">
      <style:text-properties style:font-name="Calibri" style:font-name-complex="Calibri"/>
    </style:style>
    <style:style style:name="P22" style:parent-style-name="ListParagraph" style:family="paragraph">
      <style:text-properties style:font-name="Calibri" style:font-name-complex="Calibri"/>
    </style:style>
    <style:style style:name="P23" style:parent-style-name="ListParagraph" style:family="paragraph">
      <style:text-properties style:font-name="Calibri" style:font-name-complex="Calibri"/>
    </style:style>
    <style:style style:name="P24" style:parent-style-name="ListParagraph" style:family="paragraph">
      <style:text-properties style:font-name="Calibri" style:font-name-complex="Calibri"/>
    </style:style>
    <style:style style:name="P25" style:parent-style-name="ListParagraph" style:family="paragraph">
      <style:text-properties style:font-name="Calibri" style:font-name-complex="Calibri"/>
    </style:style>
    <style:style style:name="P26" style:parent-style-name="ListParagraph" style:family="paragraph">
      <style:text-properties style:font-name="Calibri" style:font-name-complex="Calibri"/>
    </style:style>
    <style:style style:name="P27" style:parent-style-name="ListParagraph" style:family="paragraph">
      <style:text-properties style:font-name="Calibri" style:font-name-complex="Calibri"/>
    </style:style>
    <style:style style:name="P28" style:parent-style-name="ListParagraph" style:family="paragraph">
      <style:text-properties style:font-name="Calibri" style:font-name-complex="Calibri"/>
    </style:style>
    <style:style style:name="P29" style:parent-style-name="ListParagraph" style:family="paragraph">
      <style:text-properties style:font-name="Calibri" style:font-name-complex="Calibri"/>
    </style:style>
    <style:style style:name="P30" style:parent-style-name="ListParagraph" style:family="paragraph">
      <style:text-properties style:font-name="Calibri" style:font-name-complex="Calibri"/>
    </style:style>
    <style:style style:name="P31" style:parent-style-name="ListParagraph" style:family="paragraph">
      <style:text-properties style:font-name="Calibri" style:font-name-complex="Calibri"/>
    </style:style>
    <style:style style:name="P32" style:parent-style-name="ListParagraph" style:family="paragraph">
      <style:text-properties style:font-name="Calibri" style:font-name-complex="Calibri"/>
    </style:style>
    <style:style style:name="P33" style:parent-style-name="Normal" style:family="paragraph">
      <style:text-properties style:font-name="Calibri" style:font-name-complex="Calibri"/>
    </style:style>
    <style:style style:name="T34" style:parent-style-name="DefaultParagraphFont" style:family="text">
      <style:text-properties style:font-name="Calibri" style:font-name-complex="Calibri" fo:font-weight="bold" style:font-weight-asian="bold" style:font-weight-complex="bold"/>
    </style:style>
    <style:style style:name="P35" style:parent-style-name="NoSpacing" style:family="paragraph">
      <style:text-properties style:font-name="Calibri" style:font-name-complex="Calibri"/>
    </style:style>
    <style:style style:name="TableColumn37" style:family="table-column">
      <style:table-column-properties style:column-width="1.977in"/>
    </style:style>
    <style:style style:name="TableColumn38" style:family="table-column">
      <style:table-column-properties style:column-width="5.5812in"/>
    </style:style>
    <style:style style:name="Table36" style:family="table">
      <style:table-properties style:width="7.5583in" fo:margin-left="-0.0118in" table:align="left"/>
    </style:style>
    <style:style style:name="TableRow39" style:family="table-row">
      <style:table-row-properties style:min-row-height="0.3083in"/>
    </style:style>
    <style:style style:name="TableCell40" style:family="table-cell">
      <style:table-cell-properties fo:border="0.0069in solid #000000" style:writing-mode="lr-tb" fo:padding-top="0in" fo:padding-left="0.075in" fo:padding-bottom="0in" fo:padding-right="0.075in"/>
    </style:style>
    <style:style style:name="P41" style:parent-style-name="NoSpacing" style:family="paragraph">
      <style:text-properties style:font-name="Calibri" style:font-name-complex="Calibri"/>
    </style:style>
    <style:style style:name="TableCell42" style:family="table-cell">
      <style:table-cell-properties fo:border="0.0069in solid #000000" style:writing-mode="lr-tb" fo:padding-top="0in" fo:padding-left="0.075in" fo:padding-bottom="0in" fo:padding-right="0.075in"/>
    </style:style>
    <style:style style:name="P43" style:parent-style-name="NoSpacing" style:family="paragraph">
      <style:text-properties style:font-name="Calibri" style:font-name-complex="Calibri"/>
    </style:style>
    <style:style style:name="TableRow44" style:family="table-row">
      <style:table-row-properties style:min-row-height="0.2333in"/>
    </style:style>
    <style:style style:name="TableCell45" style:family="table-cell">
      <style:table-cell-properties fo:border="0.0069in solid #000000" style:writing-mode="lr-tb" fo:padding-top="0in" fo:padding-left="0.075in" fo:padding-bottom="0in" fo:padding-right="0.075in"/>
    </style:style>
    <style:style style:name="P46" style:parent-style-name="NoSpacing" style:family="paragraph">
      <style:text-properties style:font-name="Calibri" style:font-name-complex="Calibri"/>
    </style:style>
    <style:style style:name="P47" style:parent-style-name="NoSpacing" style:family="paragraph">
      <style:text-properties style:font-name="Calibri" style:font-name-complex="Calibri"/>
    </style:style>
    <style:style style:name="TableCell48" style:family="table-cell">
      <style:table-cell-properties fo:border="0.0069in solid #000000" style:writing-mode="lr-tb" fo:padding-top="0in" fo:padding-left="0.075in" fo:padding-bottom="0in" fo:padding-right="0.075in"/>
    </style:style>
    <style:style style:name="P49" style:parent-style-name="NoSpacing" style:family="paragraph">
      <style:text-properties style:font-name="Calibri" style:font-name-complex="Calibri"/>
    </style:style>
    <style:style style:name="TableRow50" style:family="table-row">
      <style:table-row-properties style:min-row-height="0.2083in"/>
    </style:style>
    <style:style style:name="TableCell51" style:family="table-cell">
      <style:table-cell-properties fo:border="0.0069in solid #000000" style:writing-mode="lr-tb" fo:padding-top="0in" fo:padding-left="0.075in" fo:padding-bottom="0in" fo:padding-right="0.075in"/>
    </style:style>
    <style:style style:name="P52" style:parent-style-name="NoSpacing" style:family="paragraph">
      <style:text-properties style:font-name="Calibri" style:font-name-complex="Calibri"/>
    </style:style>
    <style:style style:name="P53" style:parent-style-name="NoSpacing" style:family="paragraph">
      <style:text-properties style:font-name="Calibri" style:font-name-complex="Calibri"/>
    </style:style>
    <style:style style:name="TableCell54" style:family="table-cell">
      <style:table-cell-properties fo:border="0.0069in solid #000000" style:writing-mode="lr-tb" fo:padding-top="0in" fo:padding-left="0.075in" fo:padding-bottom="0in" fo:padding-right="0.075in"/>
    </style:style>
    <style:style style:name="P55" style:parent-style-name="NoSpacing" style:family="paragraph">
      <style:text-properties style:font-name="Calibri" style:font-name-complex="Calibri"/>
    </style:style>
    <style:style style:name="P56" style:parent-style-name="NoSpacing" style:family="paragraph">
      <style:text-properties style:font-name="Calibri" style:font-name-complex="Calibri"/>
    </style:style>
    <style:style style:name="P57" style:parent-style-name="NoSpacing" style:family="paragraph">
      <style:text-properties style:font-name="Calibri" style:font-name-complex="Calibri"/>
    </style:style>
    <style:style style:name="TableRow58" style:family="table-row">
      <style:table-row-properties style:min-row-height="0.3416in"/>
    </style:style>
    <style:style style:name="TableCell59" style:family="table-cell">
      <style:table-cell-properties fo:border="0.0069in solid #000000" style:writing-mode="lr-tb" fo:padding-top="0in" fo:padding-left="0.075in" fo:padding-bottom="0in" fo:padding-right="0.075in"/>
    </style:style>
    <style:style style:name="P60" style:parent-style-name="NoSpacing" style:family="paragraph">
      <style:text-properties style:font-name="Calibri" style:font-name-complex="Calibri"/>
    </style:style>
    <style:style style:name="P61" style:parent-style-name="NoSpacing" style:family="paragraph">
      <style:text-properties style:font-name="Calibri" style:font-name-complex="Calibri"/>
    </style:style>
    <style:style style:name="TableCell62" style:family="table-cell">
      <style:table-cell-properties fo:border="0.0069in solid #000000" style:writing-mode="lr-tb" fo:padding-top="0in" fo:padding-left="0.075in" fo:padding-bottom="0in" fo:padding-right="0.075in"/>
    </style:style>
    <style:style style:name="P63" style:parent-style-name="NoSpacing" style:family="paragraph">
      <style:text-properties style:font-name="Calibri" style:font-name-complex="Calibri"/>
    </style:style>
    <style:style style:name="TableRow64" style:family="table-row">
      <style:table-row-properties style:min-row-height="0.2666in"/>
    </style:style>
    <style:style style:name="TableCell65" style:family="table-cell">
      <style:table-cell-properties fo:border="0.0069in solid #000000" style:writing-mode="lr-tb" fo:padding-top="0in" fo:padding-left="0.075in" fo:padding-bottom="0in" fo:padding-right="0.075in"/>
    </style:style>
    <style:style style:name="P66" style:parent-style-name="NoSpacing" style:family="paragraph">
      <style:text-properties style:font-name="Calibri" style:font-name-complex="Calibri"/>
    </style:style>
    <style:style style:name="P67" style:parent-style-name="NoSpacing" style:family="paragraph">
      <style:text-properties style:font-name="Calibri" style:font-name-complex="Calibri"/>
    </style:style>
    <style:style style:name="TableCell68" style:family="table-cell">
      <style:table-cell-properties fo:border="0.0069in solid #000000" style:writing-mode="lr-tb" fo:padding-top="0in" fo:padding-left="0.075in" fo:padding-bottom="0in" fo:padding-right="0.075in"/>
    </style:style>
    <style:style style:name="P69" style:parent-style-name="NoSpacing" style:family="paragraph">
      <style:text-properties style:font-name="Calibri" style:font-name-complex="Calibri"/>
    </style:style>
    <style:style style:name="TableRow70" style:family="table-row">
      <style:table-row-properties style:min-row-height="0.2916in"/>
    </style:style>
    <style:style style:name="TableCell71" style:family="table-cell">
      <style:table-cell-properties fo:border="0.0069in solid #000000" style:writing-mode="lr-tb" fo:padding-top="0in" fo:padding-left="0.075in" fo:padding-bottom="0in" fo:padding-right="0.075in"/>
    </style:style>
    <style:style style:name="P72" style:parent-style-name="NoSpacing" style:family="paragraph">
      <style:text-properties style:font-name="Calibri" style:font-name-complex="Calibri"/>
    </style:style>
    <style:style style:name="P73" style:parent-style-name="NoSpacing" style:family="paragraph">
      <style:text-properties style:font-name="Calibri" style:font-name-complex="Calibri"/>
    </style:style>
    <style:style style:name="TableCell74" style:family="table-cell">
      <style:table-cell-properties fo:border="0.0069in solid #000000" style:writing-mode="lr-tb" fo:padding-top="0in" fo:padding-left="0.075in" fo:padding-bottom="0in" fo:padding-right="0.075in"/>
    </style:style>
    <style:style style:name="P75" style:parent-style-name="NoSpacing" style:family="paragraph">
      <style:text-properties style:font-name="Calibri" style:font-name-complex="Calibri"/>
    </style:style>
    <style:style style:name="TableRow76" style:family="table-row">
      <style:table-row-properties style:min-row-height="0.3416in"/>
    </style:style>
    <style:style style:name="TableCell77" style:family="table-cell">
      <style:table-cell-properties fo:border="0.0069in solid #000000" style:writing-mode="lr-tb" fo:padding-top="0in" fo:padding-left="0.075in" fo:padding-bottom="0in" fo:padding-right="0.075in"/>
    </style:style>
    <style:style style:name="P78" style:parent-style-name="NoSpacing" style:family="paragraph">
      <style:text-properties style:font-name="Calibri" style:font-name-complex="Calibri"/>
    </style:style>
    <style:style style:name="P79" style:parent-style-name="NoSpacing" style:family="paragraph">
      <style:text-properties style:font-name="Calibri" style:font-name-complex="Calibri"/>
    </style:style>
    <style:style style:name="TableCell80" style:family="table-cell">
      <style:table-cell-properties fo:border="0.0069in solid #000000" style:writing-mode="lr-tb" fo:padding-top="0in" fo:padding-left="0.075in" fo:padding-bottom="0in" fo:padding-right="0.075in"/>
    </style:style>
    <style:style style:name="P81" style:parent-style-name="NoSpacing" style:family="paragraph">
      <style:text-properties style:font-name="Calibri" style:font-name-complex="Calibri"/>
    </style:style>
    <style:style style:name="P82" style:parent-style-name="NoSpacing" style:family="paragraph">
      <style:text-properties style:font-name="Calibri" style:font-name-complex="Calibri"/>
    </style:style>
    <style:style style:name="P83" style:parent-style-name="NoSpacing" style:family="paragraph">
      <style:text-properties style:font-name="Calibri" style:font-name-complex="Calibri"/>
    </style:style>
    <style:style style:name="TableRow84" style:family="table-row">
      <style:table-row-properties style:min-row-height="0.2263in"/>
    </style:style>
    <style:style style:name="TableCell85" style:family="table-cell">
      <style:table-cell-properties fo:border="0.0069in solid #000000" style:writing-mode="lr-tb" fo:padding-top="0in" fo:padding-left="0.075in" fo:padding-bottom="0in" fo:padding-right="0.075in"/>
    </style:style>
    <style:style style:name="P86" style:parent-style-name="NoSpacing" style:family="paragraph">
      <style:text-properties style:font-name="Calibri" style:font-name-complex="Calibri"/>
    </style:style>
    <style:style style:name="TableCell87" style:family="table-cell">
      <style:table-cell-properties fo:border="0.0069in solid #000000" style:writing-mode="lr-tb" fo:padding-top="0in" fo:padding-left="0.075in" fo:padding-bottom="0in" fo:padding-right="0.075in"/>
    </style:style>
    <style:style style:name="P88" style:parent-style-name="NoSpacing" style:family="paragraph">
      <style:text-properties style:font-name="Calibri" style:font-name-complex="Calibri"/>
    </style:style>
    <style:style style:name="P89" style:parent-style-name="NoSpacing" style:family="paragraph">
      <style:text-properties style:font-name="Calibri" style:font-name-complex="Calibri"/>
    </style:style>
    <style:style style:name="P90" style:parent-style-name="NoSpacing" style:family="paragraph">
      <style:text-properties style:font-name="Calibri" style:font-name-complex="Calibri"/>
    </style:style>
    <style:style style:name="P91" style:parent-style-name="Normal" style:family="paragraph">
      <style:text-properties style:font-name="Calibri" style:font-name-complex="Calibri"/>
    </style:style>
    <style:style style:name="P92" style:parent-style-name="Normal" style:family="paragraph">
      <style:text-properties style:font-name="Calibri" style:font-name-complex="Calibri" fo:font-weight="bold" style:font-weight-asian="bold" style:font-weight-complex="bold"/>
    </style:style>
    <style:style style:name="P93" style:parent-style-name="Normal" style:family="paragraph">
      <style:text-properties style:font-name="Calibri" style:font-name-complex="Calibri" fo:font-weight="bold" style:font-weight-asian="bold" style:font-weight-complex="bold"/>
    </style:style>
    <style:style style:name="P94" style:parent-style-name="Normal" style:family="paragraph">
      <style:text-properties style:font-name="Calibri" style:font-name-complex="Calibri" fo:font-weight="bold" style:font-weight-asian="bold" style:font-weight-complex="bold"/>
    </style:style>
    <style:style style:name="P95" style:parent-style-name="Normal" style:family="paragraph">
      <style:text-properties style:font-name="Calibri" style:font-name-complex="Calibri" fo:font-weight="bold" style:font-weight-asian="bold" style:font-weight-complex="bold"/>
    </style:style>
    <style:style style:name="P96" style:parent-style-name="Normal" style:family="paragraph">
      <style:text-properties style:font-name="Calibri" style:font-name-complex="Calibri" fo:font-weight="bold" style:font-weight-asian="bold" style:font-weight-complex="bold"/>
    </style:style>
    <style:style style:name="P97" style:parent-style-name="Normal" style:family="paragraph">
      <style:text-properties style:font-name="Calibri" style:font-name-complex="Calibri" fo:font-weight="bold" style:font-weight-asian="bold" style:font-weight-complex="bold"/>
    </style:style>
    <style:style style:name="P98" style:parent-style-name="Normal" style:family="paragraph">
      <style:text-properties style:font-name="Calibri" style:font-name-complex="Calibri"/>
    </style:style>
    <style:style style:name="P99" style:parent-style-name="ListParagraph" style:family="paragraph">
      <style:text-properties style:font-name="Calibri" style:font-name-complex="Calibri"/>
    </style:style>
    <style:style style:name="P100" style:parent-style-name="ListParagraph" style:family="paragraph">
      <style:text-properties style:font-name="Calibri" style:font-name-complex="Calibri"/>
    </style:style>
    <style:style style:name="P101" style:parent-style-name="ListParagraph" style:family="paragraph">
      <style:text-properties style:font-name="Calibri" style:font-name-complex="Calibri"/>
    </style:style>
    <style:style style:name="P102" style:parent-style-name="ListParagraph" style:family="paragraph">
      <style:text-properties style:font-name="Calibri" style:font-name-complex="Calibri"/>
    </style:style>
    <style:style style:name="P103" style:parent-style-name="ListParagraph" style:family="paragraph">
      <style:text-properties style:font-name="Calibri" style:font-name-complex="Calibri"/>
    </style:style>
    <style:style style:name="P104" style:parent-style-name="ListParagraph" style:family="paragraph">
      <style:text-properties style:font-name="Calibri" style:font-name-complex="Calibri"/>
    </style:style>
    <style:style style:name="P105" style:parent-style-name="ListParagraph" style:family="paragraph">
      <style:text-properties style:font-name="Calibri" style:font-name-complex="Calibri"/>
    </style:style>
    <style:style style:name="P106" style:parent-style-name="ListParagraph" style:family="paragraph">
      <style:text-properties style:font-name="Calibri" style:font-name-complex="Calibri"/>
    </style:style>
    <style:style style:name="P107" style:parent-style-name="ListParagraph" style:family="paragraph">
      <style:text-properties style:font-name="Calibri" style:font-name-complex="Calibri"/>
    </style:style>
    <style:style style:name="P108" style:parent-style-name="ListParagraph" style:family="paragraph">
      <style:text-properties style:font-name="Calibri" style:font-name-complex="Calibri"/>
    </style:style>
    <style:style style:name="P109" style:parent-style-name="ListParagraph" style:family="paragraph">
      <style:text-properties style:font-name="Calibri" style:font-name-complex="Calibri"/>
    </style:style>
    <style:style style:name="P110" style:parent-style-name="ListParagraph" style:family="paragraph">
      <style:text-properties style:font-name="Calibri" style:font-name-complex="Calibri"/>
    </style:style>
    <style:style style:name="P111" style:parent-style-name="ListParagraph" style:family="paragraph">
      <style:text-properties style:font-name="Calibri" style:font-name-complex="Calibri"/>
    </style:style>
    <style:style style:name="P112" style:parent-style-name="ListParagraph" style:family="paragraph">
      <style:text-properties style:font-name="Calibri" style:font-name-complex="Calibri"/>
    </style:style>
    <style:style style:name="P113" style:parent-style-name="ListParagraph" style:family="paragraph">
      <style:text-properties style:font-name="Calibri" style:font-name-complex="Calibri"/>
    </style:style>
    <style:style style:name="P114" style:parent-style-name="ListParagraph" style:family="paragraph">
      <style:text-properties style:font-name="Calibri" style:font-name-complex="Calibri"/>
    </style:style>
    <style:style style:name="P115" style:parent-style-name="ListParagraph" style:family="paragraph">
      <style:text-properties style:font-name="Calibri" style:font-name-complex="Calibri"/>
    </style:style>
    <style:style style:name="P116" style:parent-style-name="ListParagraph" style:family="paragraph">
      <style:text-properties style:font-name="Calibri" style:font-name-complex="Calibri"/>
    </style:style>
    <style:style style:name="P117" style:parent-style-name="ListParagraph" style:family="paragraph">
      <style:text-properties style:font-name="Calibri" style:font-name-complex="Calibri"/>
    </style:style>
    <style:style style:name="P118" style:parent-style-name="ListParagraph" style:family="paragraph">
      <style:text-properties style:font-name="Calibri" style:font-name-complex="Calibri"/>
    </style:style>
    <style:style style:name="P119" style:parent-style-name="ListParagraph" style:family="paragraph">
      <style:text-properties style:font-name="Calibri" style:font-name-complex="Calibri"/>
    </style:style>
    <style:style style:name="P120" style:parent-style-name="ListParagraph" style:family="paragraph">
      <style:text-properties style:font-name="Calibri" style:font-name-complex="Calibri"/>
    </style:style>
    <style:style style:name="P121" style:parent-style-name="ListParagraph" style:family="paragraph">
      <style:text-properties style:font-name="Calibri" style:font-name-complex="Calibri"/>
    </style:style>
    <style:style style:name="P122" style:parent-style-name="ListParagraph" style:family="paragraph">
      <style:text-properties style:font-name="Calibri" style:font-name-complex="Calibri"/>
    </style:style>
    <style:style style:name="P123" style:parent-style-name="ListParagraph" style:family="paragraph">
      <style:text-properties style:font-name="Calibri" style:font-name-complex="Calibri"/>
    </style:style>
    <style:style style:name="P124" style:parent-style-name="ListParagraph" style:family="paragraph">
      <style:text-properties style:font-name="Calibri" style:font-name-complex="Calibri"/>
    </style:style>
    <style:style style:name="P125" style:parent-style-name="ListParagraph" style:family="paragraph">
      <style:text-properties style:font-name="Calibri" style:font-name-complex="Calibri"/>
    </style:style>
    <style:style style:name="P126" style:parent-style-name="ListParagraph" style:family="paragraph">
      <style:text-properties style:font-name="Calibri" style:font-name-complex="Calibri"/>
    </style:style>
    <style:style style:name="P127" style:parent-style-name="ListParagraph" style:family="paragraph">
      <style:text-properties style:font-name="Calibri" style:font-name-complex="Calibri"/>
    </style:style>
    <style:style style:name="P128" style:parent-style-name="ListParagraph" style:family="paragraph">
      <style:text-properties style:font-name="Calibri" style:font-name-complex="Calibri"/>
    </style:style>
    <style:style style:name="P129" style:parent-style-name="ListParagraph" style:family="paragraph">
      <style:text-properties style:font-name="Calibri" style:font-name-complex="Calibri"/>
    </style:style>
    <style:style style:name="P130" style:parent-style-name="Normal" style:family="paragraph">
      <style:text-properties style:font-name="Calibri" style:font-name-complex="Calibri"/>
    </style:style>
    <style:style style:name="T131" style:parent-style-name="DefaultParagraphFont" style:family="text">
      <style:text-properties style:font-name="Calibri" style:font-name-complex="Calibri" fo:font-weight="bold" style:font-weight-asian="bold" style:font-weight-complex="bold"/>
    </style:style>
    <style:style style:name="T132" style:parent-style-name="DefaultParagraphFont" style:family="text">
      <style:text-properties style:font-name="Calibri" style:font-name-complex="Calibri"/>
    </style:style>
    <style:style style:name="P133" style:parent-style-name="Normal" style:family="paragraph">
      <style:text-properties style:font-name="Calibri" style:font-name-complex="Calibri"/>
    </style:style>
    <style:style style:name="P134" style:parent-style-name="Normal" style:family="paragraph">
      <style:text-properties style:font-name="Calibri" style:font-name-complex="Calibri" fo:font-weight="bold" style:font-weight-asian="bold" style:font-weight-complex="bold"/>
    </style:style>
    <style:style style:name="P135" style:parent-style-name="Normal" style:family="paragraph">
      <style:text-properties style:font-name="Calibri" style:font-name-complex="Calibri" fo:font-weight="bold" style:font-weight-asian="bold" style:font-weight-complex="bold"/>
    </style:style>
    <style:style style:name="P136" style:parent-style-name="Normal" style:family="paragraph">
      <style:text-properties style:font-name="Calibri" style:font-name-complex="Calibri" fo:font-weight="bold" style:font-weight-asian="bold" style:font-weight-complex="bold"/>
    </style:style>
    <style:style style:name="P137" style:parent-style-name="Normal" style:family="paragraph">
      <style:text-properties style:font-name="Calibri" style:font-name-complex="Calibri" fo:font-weight="bold" style:font-weight-asian="bold" style:font-weight-complex="bold"/>
    </style:style>
    <style:style style:name="P138" style:parent-style-name="Normal" style:family="paragraph">
      <style:text-properties style:font-name="Calibri" style:font-name-complex="Calibri"/>
    </style:style>
    <style:style style:name="P139" style:parent-style-name="ListParagraph" style:family="paragraph">
      <style:text-properties style:font-name="Calibri" style:font-name-complex="Calibri"/>
    </style:style>
    <style:style style:name="P140" style:parent-style-name="ListParagraph" style:family="paragraph">
      <style:text-properties style:font-name="Calibri" style:font-name-complex="Calibri"/>
    </style:style>
    <style:style style:name="P141" style:parent-style-name="ListParagraph" style:family="paragraph">
      <style:text-properties style:font-name="Calibri" style:font-name-complex="Calibri"/>
    </style:style>
    <style:style style:name="P142" style:parent-style-name="ListParagraph" style:family="paragraph">
      <style:text-properties style:font-name="Calibri" style:font-name-complex="Calibri"/>
    </style:style>
    <style:style style:name="P143" style:parent-style-name="ListParagraph" style:family="paragraph">
      <style:text-properties style:font-name="Calibri" style:font-name-complex="Calibri"/>
    </style:style>
    <style:style style:name="P144" style:parent-style-name="ListParagraph" style:family="paragraph">
      <style:text-properties style:font-name="Calibri" style:font-name-complex="Calibri"/>
    </style:style>
    <style:style style:name="P145" style:parent-style-name="ListParagraph" style:family="paragraph">
      <style:text-properties style:font-name="Calibri" style:font-name-complex="Calibri"/>
    </style:style>
    <style:style style:name="P146" style:parent-style-name="ListParagraph" style:family="paragraph">
      <style:text-properties style:font-name="Calibri" style:font-name-complex="Calibri"/>
    </style:style>
    <style:style style:name="P147" style:parent-style-name="ListParagraph" style:family="paragraph">
      <style:text-properties style:font-name="Calibri" style:font-name-complex="Calibri"/>
    </style:style>
    <style:style style:name="P148" style:parent-style-name="ListParagraph" style:family="paragraph">
      <style:text-properties style:font-name="Calibri" style:font-name-complex="Calibri"/>
    </style:style>
    <style:style style:name="P149" style:parent-style-name="ListParagraph" style:family="paragraph">
      <style:text-properties style:font-name="Calibri" style:font-name-complex="Calibri"/>
    </style:style>
    <style:style style:name="P150" style:parent-style-name="ListParagraph" style:family="paragraph">
      <style:text-properties style:font-name="Calibri" style:font-name-complex="Calibri"/>
    </style:style>
    <style:style style:name="P151" style:parent-style-name="ListParagraph" style:family="paragraph">
      <style:text-properties style:font-name="Calibri" style:font-name-complex="Calibri"/>
    </style:style>
    <style:style style:name="P152" style:parent-style-name="ListParagraph" style:family="paragraph">
      <style:text-properties style:font-name="Calibri" style:font-name-complex="Calibri"/>
    </style:style>
    <style:style style:name="P153" style:parent-style-name="ListParagraph" style:family="paragraph">
      <style:text-properties style:font-name="Calibri" style:font-name-complex="Calibri"/>
    </style:style>
    <style:style style:name="P154" style:parent-style-name="ListParagraph" style:family="paragraph">
      <style:text-properties style:font-name="Calibri" style:font-name-complex="Calibri"/>
    </style:style>
    <style:style style:name="P155" style:parent-style-name="ListParagraph" style:family="paragraph">
      <style:text-properties style:font-name="Calibri" style:font-name-complex="Calibri"/>
    </style:style>
    <style:style style:name="P156" style:parent-style-name="ListParagraph" style:family="paragraph">
      <style:text-properties style:font-name="Calibri" style:font-name-complex="Calibri"/>
    </style:style>
    <style:style style:name="P157" style:parent-style-name="ListParagraph" style:family="paragraph">
      <style:text-properties style:font-name="Calibri" style:font-name-complex="Calibri"/>
    </style:style>
    <style:style style:name="P158" style:parent-style-name="ListParagraph" style:family="paragraph">
      <style:text-properties style:font-name="Calibri" style:font-name-complex="Calibri"/>
    </style:style>
    <style:style style:name="P159" style:parent-style-name="ListParagraph" style:family="paragraph">
      <style:text-properties style:font-name="Calibri" style:font-name-complex="Calibri"/>
    </style:style>
    <style:style style:name="P160" style:parent-style-name="ListParagraph" style:family="paragraph">
      <style:text-properties style:font-name="Calibri" style:font-name-complex="Calibri"/>
    </style:style>
    <style:style style:name="P161" style:parent-style-name="ListParagraph" style:family="paragraph">
      <style:text-properties style:font-name="Calibri" style:font-name-complex="Calibri"/>
    </style:style>
    <style:style style:name="P162" style:parent-style-name="ListParagraph" style:family="paragraph">
      <style:text-properties style:font-name="Calibri" style:font-name-complex="Calibri"/>
    </style:style>
    <style:style style:name="P163" style:parent-style-name="ListParagraph" style:family="paragraph">
      <style:text-properties style:font-name="Calibri" style:font-name-complex="Calibri"/>
    </style:style>
    <style:style style:name="P164" style:parent-style-name="ListParagraph" style:family="paragraph">
      <style:text-properties style:font-name="Calibri" style:font-name-complex="Calibri"/>
    </style:style>
    <style:style style:name="P165" style:parent-style-name="ListParagraph" style:family="paragraph">
      <style:text-properties style:font-name="Calibri" style:font-name-complex="Calibri"/>
    </style:style>
    <style:style style:name="P166" style:parent-style-name="ListParagraph" style:family="paragraph">
      <style:text-properties style:font-name="Calibri" style:font-name-complex="Calibri"/>
    </style:style>
    <style:style style:name="P167" style:parent-style-name="ListParagraph" style:family="paragraph">
      <style:text-properties style:font-name="Calibri" style:font-name-complex="Calibri"/>
    </style:style>
    <style:style style:name="P168" style:parent-style-name="ListParagraph" style:family="paragraph">
      <style:text-properties style:font-name="Calibri" style:font-name-complex="Calibri"/>
    </style:style>
    <style:style style:name="P169" style:parent-style-name="ListParagraph" style:family="paragraph">
      <style:text-properties style:font-name="Calibri" style:font-name-complex="Calibri"/>
    </style:style>
    <style:style style:name="P170" style:parent-style-name="Normal" style:family="paragraph">
      <style:text-properties style:font-name="Calibri" style:font-name-complex="Calibri"/>
    </style:style>
    <style:style style:name="T171" style:parent-style-name="DefaultParagraphFont" style:family="text">
      <style:text-properties style:font-name="Calibri" style:font-name-complex="Calibri" fo:font-weight="bold" style:font-weight-asian="bold" style:font-weight-complex="bold"/>
    </style:style>
    <style:style style:name="T172" style:parent-style-name="DefaultParagraphFont" style:family="text">
      <style:text-properties style:font-name="Calibri" style:font-name-complex="Calibri"/>
    </style:style>
    <style:style style:name="P173" style:parent-style-name="Normal" style:family="paragraph">
      <style:text-properties style:font-name="Calibri" style:font-name-complex="Calibri"/>
    </style:style>
    <style:style style:name="P174" style:parent-style-name="Normal" style:family="paragraph">
      <style:text-properties style:font-name="Calibri" style:font-name-complex="Calibri" fo:font-weight="bold" style:font-weight-asian="bold" style:font-weight-complex="bold"/>
    </style:style>
    <style:style style:name="P175" style:parent-style-name="Normal" style:family="paragraph">
      <style:text-properties style:font-name="Calibri" style:font-name-complex="Calibri" fo:font-weight="bold" style:font-weight-asian="bold" style:font-weight-complex="bold"/>
    </style:style>
    <style:style style:name="P176" style:parent-style-name="Normal" style:family="paragraph">
      <style:text-properties style:font-name="Calibri" style:font-name-complex="Calibri" fo:font-weight="bold" style:font-weight-asian="bold" style:font-weight-complex="bold"/>
    </style:style>
    <style:style style:name="P177" style:parent-style-name="Normal" style:family="paragraph">
      <style:text-properties style:font-name="Calibri" style:font-name-complex="Calibri" fo:font-weight="bold" style:font-weight-asian="bold" style:font-weight-complex="bold"/>
    </style:style>
    <style:style style:name="P178" style:parent-style-name="Normal" style:family="paragraph">
      <style:text-properties style:font-name="Calibri" style:font-name-complex="Calibri"/>
    </style:style>
    <style:style style:name="P179" style:parent-style-name="ListParagraph" style:family="paragraph">
      <style:text-properties style:font-name="Calibri" style:font-name-complex="Calibri"/>
    </style:style>
    <style:style style:name="P180" style:parent-style-name="ListParagraph" style:family="paragraph">
      <style:text-properties style:font-name="Calibri" style:font-name-complex="Calibri"/>
    </style:style>
    <style:style style:name="P181" style:parent-style-name="ListParagraph" style:family="paragraph">
      <style:text-properties style:font-name="Calibri" style:font-name-complex="Calibri"/>
    </style:style>
    <style:style style:name="P182" style:parent-style-name="ListParagraph" style:family="paragraph">
      <style:text-properties style:font-name="Calibri" style:font-name-complex="Calibri"/>
    </style:style>
    <style:style style:name="P183" style:parent-style-name="ListParagraph" style:family="paragraph">
      <style:text-properties style:font-name="Calibri" style:font-name-complex="Calibri"/>
    </style:style>
    <style:style style:name="P184" style:parent-style-name="ListParagraph" style:family="paragraph">
      <style:text-properties style:font-name="Calibri" style:font-name-complex="Calibri"/>
    </style:style>
    <style:style style:name="P185" style:parent-style-name="ListParagraph" style:family="paragraph">
      <style:text-properties style:font-name="Calibri" style:font-name-complex="Calibri"/>
    </style:style>
    <style:style style:name="P186" style:parent-style-name="ListParagraph" style:family="paragraph">
      <style:text-properties style:font-name="Calibri" style:font-name-complex="Calibri"/>
    </style:style>
    <style:style style:name="P187" style:parent-style-name="ListParagraph" style:family="paragraph">
      <style:text-properties style:font-name="Calibri" style:font-name-complex="Calibri"/>
    </style:style>
    <style:style style:name="P188" style:parent-style-name="ListParagraph" style:family="paragraph">
      <style:text-properties style:font-name="Calibri" style:font-name-complex="Calibri"/>
    </style:style>
    <style:style style:name="P189" style:parent-style-name="ListParagraph" style:family="paragraph">
      <style:text-properties style:font-name="Calibri" style:font-name-complex="Calibri"/>
    </style:style>
    <style:style style:name="P190" style:parent-style-name="ListParagraph" style:family="paragraph">
      <style:text-properties style:font-name="Calibri" style:font-name-complex="Calibri"/>
    </style:style>
    <style:style style:name="P191" style:parent-style-name="ListParagraph" style:family="paragraph">
      <style:text-properties style:font-name="Calibri" style:font-name-complex="Calibri"/>
    </style:style>
    <style:style style:name="P192" style:parent-style-name="ListParagraph" style:family="paragraph">
      <style:text-properties style:font-name="Calibri" style:font-name-complex="Calibri"/>
    </style:style>
    <style:style style:name="P193" style:parent-style-name="ListParagraph" style:family="paragraph">
      <style:text-properties style:font-name="Calibri" style:font-name-complex="Calibri"/>
    </style:style>
    <style:style style:name="P194" style:parent-style-name="ListParagraph" style:family="paragraph">
      <style:text-properties style:font-name="Calibri" style:font-name-complex="Calibri"/>
    </style:style>
    <style:style style:name="P195" style:parent-style-name="ListParagraph" style:family="paragraph">
      <style:text-properties style:font-name="Calibri" style:font-name-complex="Calibri"/>
    </style:style>
    <style:style style:name="P196" style:parent-style-name="ListParagraph" style:family="paragraph">
      <style:text-properties style:font-name="Calibri" style:font-name-complex="Calibri"/>
    </style:style>
    <style:style style:name="P197" style:parent-style-name="ListParagraph" style:family="paragraph">
      <style:text-properties style:font-name="Calibri" style:font-name-complex="Calibri"/>
    </style:style>
    <style:style style:name="P198" style:parent-style-name="Normal" style:family="paragraph">
      <style:text-properties style:font-name="Calibri" style:font-name-complex="Calibri"/>
    </style:style>
    <style:style style:name="T199" style:parent-style-name="DefaultParagraphFont" style:family="text">
      <style:text-properties style:font-name="Calibri" style:font-name-complex="Calibri" fo:font-weight="bold" style:font-weight-asian="bold" style:font-weight-complex="bold"/>
    </style:style>
    <style:style style:name="T200" style:parent-style-name="DefaultParagraphFont" style:family="text">
      <style:text-properties style:font-name="Calibri" style:font-name-complex="Calibri"/>
    </style:style>
    <style:style style:name="P201" style:parent-style-name="Normal" style:family="paragraph">
      <style:text-properties style:font-name="Calibri" style:font-name-complex="Calibri"/>
    </style:style>
    <style:style style:name="P202" style:parent-style-name="Normal" style:family="paragraph">
      <style:text-properties style:font-name="Calibri" style:font-name-complex="Calibri"/>
    </style:style>
    <style:style style:name="P203" style:parent-style-name="Normal" style:family="paragraph">
      <style:text-properties style:font-name="Calibri" style:font-name-complex="Calibri" fo:font-weight="bold" style:font-weight-asian="bold" style:font-weight-complex="bold"/>
    </style:style>
    <style:style style:name="P204" style:parent-style-name="Normal" style:family="paragraph">
      <style:text-properties style:font-name="Calibri" style:font-name-complex="Calibri" fo:font-weight="bold" style:font-weight-asian="bold" style:font-weight-complex="bold"/>
    </style:style>
    <style:style style:name="P205" style:parent-style-name="Normal" style:family="paragraph">
      <style:text-properties style:font-name="Calibri" style:font-name-complex="Calibri" fo:font-weight="bold" style:font-weight-asian="bold" style:font-weight-complex="bold"/>
    </style:style>
    <style:style style:name="P206" style:parent-style-name="Normal" style:family="paragraph">
      <style:text-properties style:font-name="Calibri" style:font-name-complex="Calibri" fo:font-weight="bold" style:font-weight-asian="bold" style:font-weight-complex="bold"/>
    </style:style>
    <style:style style:name="P207" style:parent-style-name="Normal" style:family="paragraph">
      <style:text-properties style:font-name="Calibri" style:font-name-complex="Calibri"/>
    </style:style>
    <style:style style:name="P208" style:parent-style-name="ListParagraph" style:family="paragraph">
      <style:text-properties style:font-name="Calibri" style:font-name-complex="Calibri"/>
    </style:style>
    <style:style style:name="P209" style:parent-style-name="ListParagraph" style:family="paragraph">
      <style:text-properties style:font-name="Calibri" style:font-name-complex="Calibri"/>
    </style:style>
    <style:style style:name="P210" style:parent-style-name="ListParagraph" style:family="paragraph">
      <style:text-properties style:font-name="Calibri" style:font-name-complex="Calibri"/>
    </style:style>
    <style:style style:name="P211" style:parent-style-name="ListParagraph" style:family="paragraph">
      <style:text-properties style:font-name="Calibri" style:font-name-complex="Calibri"/>
    </style:style>
    <style:style style:name="P212" style:parent-style-name="ListParagraph" style:family="paragraph">
      <style:text-properties style:font-name="Calibri" style:font-name-complex="Calibri"/>
    </style:style>
    <style:style style:name="P213" style:parent-style-name="ListParagraph" style:family="paragraph">
      <style:text-properties style:font-name="Calibri" style:font-name-complex="Calibri"/>
    </style:style>
    <style:style style:name="P214" style:parent-style-name="ListParagraph" style:family="paragraph">
      <style:text-properties style:font-name="Calibri" style:font-name-complex="Calibri"/>
    </style:style>
    <style:style style:name="P215" style:parent-style-name="ListParagraph" style:family="paragraph">
      <style:text-properties style:font-name="Calibri" style:font-name-complex="Calibri"/>
    </style:style>
    <style:style style:name="P216" style:parent-style-name="ListParagraph" style:family="paragraph">
      <style:text-properties style:font-name="Calibri" style:font-name-complex="Calibri"/>
    </style:style>
    <style:style style:name="P217" style:parent-style-name="ListParagraph" style:family="paragraph">
      <style:text-properties style:font-name="Calibri" style:font-name-complex="Calibri"/>
    </style:style>
    <style:style style:name="P218" style:parent-style-name="ListParagraph" style:family="paragraph">
      <style:text-properties style:font-name="Calibri" style:font-name-complex="Calibri"/>
    </style:style>
    <style:style style:name="P219" style:parent-style-name="ListParagraph" style:family="paragraph">
      <style:text-properties style:font-name="Calibri" style:font-name-complex="Calibri"/>
    </style:style>
    <style:style style:name="P220" style:parent-style-name="ListParagraph" style:family="paragraph">
      <style:text-properties style:font-name="Calibri" style:font-name-complex="Calibri"/>
    </style:style>
    <style:style style:name="P221" style:parent-style-name="ListParagraph" style:family="paragraph">
      <style:text-properties style:font-name="Calibri" style:font-name-complex="Calibri"/>
    </style:style>
    <style:style style:name="P222" style:parent-style-name="ListParagraph" style:family="paragraph">
      <style:text-properties style:font-name="Calibri" style:font-name-complex="Calibri"/>
    </style:style>
    <style:style style:name="P223" style:parent-style-name="ListParagraph" style:family="paragraph">
      <style:text-properties style:font-name="Calibri" style:font-name-complex="Calibri"/>
    </style:style>
    <style:style style:name="P224" style:parent-style-name="ListParagraph" style:family="paragraph">
      <style:text-properties style:font-name="Calibri" style:font-name-complex="Calibri"/>
    </style:style>
    <style:style style:name="P225" style:parent-style-name="ListParagraph" style:family="paragraph">
      <style:text-properties style:font-name="Calibri" style:font-name-complex="Calibri"/>
    </style:style>
    <style:style style:name="P226" style:parent-style-name="ListParagraph" style:family="paragraph">
      <style:text-properties style:font-name="Calibri" style:font-name-complex="Calibri"/>
    </style:style>
    <style:style style:name="P227" style:parent-style-name="Normal" style:family="paragraph">
      <style:text-properties style:font-name="Calibri" style:font-name-complex="Calibri"/>
    </style:style>
    <style:style style:name="T228" style:parent-style-name="DefaultParagraphFont" style:family="text">
      <style:text-properties style:font-name="Calibri" style:font-name-complex="Calibri" fo:font-weight="bold" style:font-weight-asian="bold" style:font-weight-complex="bold"/>
    </style:style>
    <style:style style:name="T229" style:parent-style-name="DefaultParagraphFont" style:family="text">
      <style:text-properties style:font-name="Calibri" style:font-name-complex="Calibri"/>
    </style:style>
    <style:style style:name="P230" style:parent-style-name="Normal" style:family="paragraph">
      <style:text-properties style:font-name="Calibri" style:font-name-complex="Calibri"/>
    </style:style>
    <style:style style:name="P231" style:parent-style-name="Normal" style:family="paragraph">
      <style:text-properties style:font-name="Calibri" style:font-name-complex="Calibri" fo:font-weight="bold" style:font-weight-asian="bold" style:font-weight-complex="bold"/>
    </style:style>
    <style:style style:name="P232" style:parent-style-name="Normal" style:family="paragraph">
      <style:text-properties style:font-name="Calibri" style:font-name-complex="Calibri" fo:font-weight="bold" style:font-weight-asian="bold" style:font-weight-complex="bold"/>
    </style:style>
    <style:style style:name="P233" style:parent-style-name="Normal" style:family="paragraph">
      <style:text-properties style:font-name="Calibri" style:font-name-complex="Calibri" fo:font-weight="bold" style:font-weight-asian="bold" style:font-weight-complex="bold"/>
    </style:style>
    <style:style style:name="P234" style:parent-style-name="Normal" style:family="paragraph">
      <style:text-properties style:font-name="Calibri" style:font-name-complex="Calibri"/>
    </style:style>
    <style:style style:name="P235" style:parent-style-name="Normal" style:family="paragraph">
      <style:text-properties style:font-name="Calibri" style:font-name-complex="Calibri" fo:font-weight="bold" style:font-weight-asian="bold" style:font-weight-complex="bold"/>
    </style:style>
    <style:style style:name="P236" style:parent-style-name="Normal" style:family="paragraph">
      <style:text-properties style:font-name="Calibri" style:font-name-complex="Calibri"/>
    </style:style>
    <style:style style:name="P237" style:parent-style-name="ListParagraph" style:family="paragraph">
      <style:text-properties style:font-name="Calibri" style:font-name-complex="Calibri"/>
    </style:style>
    <style:style style:name="P238" style:parent-style-name="ListParagraph" style:family="paragraph">
      <style:text-properties style:font-name="Calibri" style:font-name-complex="Calibri"/>
    </style:style>
    <style:style style:name="P239" style:parent-style-name="ListParagraph" style:family="paragraph">
      <style:text-properties style:font-name="Calibri" style:font-name-complex="Calibri"/>
    </style:style>
    <style:style style:name="P240" style:parent-style-name="ListParagraph" style:family="paragraph">
      <style:text-properties style:font-name="Calibri" style:font-name-complex="Calibri"/>
    </style:style>
    <style:style style:name="P241" style:parent-style-name="ListParagraph" style:family="paragraph">
      <style:text-properties style:font-name="Calibri" style:font-name-complex="Calibri"/>
    </style:style>
    <style:style style:name="P242" style:parent-style-name="ListParagraph" style:family="paragraph">
      <style:text-properties style:font-name="Calibri" style:font-name-complex="Calibri"/>
    </style:style>
    <style:style style:name="P243" style:parent-style-name="ListParagraph" style:family="paragraph">
      <style:text-properties style:font-name="Calibri" style:font-name-complex="Calibri"/>
    </style:style>
    <style:style style:name="P244" style:parent-style-name="ListParagraph" style:family="paragraph">
      <style:text-properties style:font-name="Calibri" style:font-name-complex="Calibri"/>
    </style:style>
    <style:style style:name="P245" style:parent-style-name="ListParagraph" style:family="paragraph">
      <style:text-properties style:font-name="Calibri" style:font-name-complex="Calibri"/>
    </style:style>
    <style:style style:name="P246" style:parent-style-name="ListParagraph" style:family="paragraph">
      <style:text-properties style:font-name="Calibri" style:font-name-complex="Calibri"/>
    </style:style>
    <style:style style:name="P247" style:parent-style-name="ListParagraph" style:family="paragraph">
      <style:text-properties style:font-name="Calibri" style:font-name-complex="Calibri"/>
    </style:style>
    <style:style style:name="P248" style:parent-style-name="ListParagraph" style:family="paragraph">
      <style:text-properties style:font-name="Calibri" style:font-name-complex="Calibri"/>
    </style:style>
    <style:style style:name="P249" style:parent-style-name="ListParagraph" style:family="paragraph">
      <style:text-properties style:font-name="Calibri" style:font-name-complex="Calibri"/>
    </style:style>
    <style:style style:name="P250" style:parent-style-name="ListParagraph" style:family="paragraph">
      <style:text-properties style:font-name="Calibri" style:font-name-complex="Calibri"/>
    </style:style>
    <style:style style:name="P251" style:parent-style-name="ListParagraph" style:family="paragraph">
      <style:text-properties style:font-name="Calibri" style:font-name-complex="Calibri"/>
    </style:style>
    <style:style style:name="P252" style:parent-style-name="ListParagraph" style:family="paragraph">
      <style:text-properties style:font-name="Calibri" style:font-name-complex="Calibri"/>
    </style:style>
    <style:style style:name="P253" style:parent-style-name="ListParagraph" style:family="paragraph">
      <style:text-properties style:font-name="Calibri" style:font-name-complex="Calibri"/>
    </style:style>
    <style:style style:name="P254" style:parent-style-name="ListParagraph" style:family="paragraph">
      <style:text-properties style:font-name="Calibri" style:font-name-complex="Calibri"/>
    </style:style>
    <style:style style:name="P255" style:parent-style-name="ListParagraph" style:family="paragraph">
      <style:text-properties style:font-name="Calibri" style:font-name-complex="Calibri"/>
    </style:style>
    <style:style style:name="P256" style:parent-style-name="ListParagraph" style:family="paragraph">
      <style:text-properties style:font-name="Calibri" style:font-name-complex="Calibri"/>
    </style:style>
    <style:style style:name="P257" style:parent-style-name="Normal" style:family="paragraph">
      <style:text-properties style:font-name="Calibri" style:font-name-complex="Calibri"/>
    </style:style>
    <style:style style:name="T258" style:parent-style-name="DefaultParagraphFont" style:family="text">
      <style:text-properties style:font-name="Calibri" style:font-name-complex="Calibri" fo:font-weight="bold" style:font-weight-asian="bold" style:font-weight-complex="bold"/>
    </style:style>
    <style:style style:name="T259" style:parent-style-name="DefaultParagraphFont" style:family="text">
      <style:text-properties style:font-name="Calibri" style:font-name-complex="Calibri"/>
    </style:style>
    <style:style style:name="P260" style:parent-style-name="NoSpacing" style:family="paragraph">
      <style:text-properties style:font-name="Calibri" style:font-name-complex="Calibri"/>
    </style:style>
    <style:style style:name="P261" style:parent-style-name="NoSpacing" style:family="paragraph">
      <style:text-properties style:font-name="Calibri" style:font-name-complex="Calibri" fo:font-weight="bold" style:font-weight-asian="bold" style:font-weight-complex="bold"/>
    </style:style>
    <style:style style:name="P262" style:parent-style-name="NoSpacing" style:family="paragraph">
      <style:text-properties style:font-name="Calibri" style:font-name-complex="Calibri" fo:font-weight="bold" style:font-weight-asian="bold" style:font-weight-complex="bold"/>
    </style:style>
    <style:style style:name="P263" style:parent-style-name="NoSpacing" style:family="paragraph">
      <style:text-properties style:font-name="Calibri" style:font-name-complex="Calibri" fo:font-weight="bold" style:font-weight-asian="bold" style:font-weight-complex="bold"/>
    </style:style>
    <style:style style:name="P264" style:parent-style-name="NoSpacing" style:family="paragraph">
      <style:text-properties style:font-name="Calibri" style:font-name-complex="Calibri"/>
    </style:style>
    <style:style style:name="P265" style:parent-style-name="NoSpacing" style:family="paragraph">
      <style:text-properties style:font-name="Calibri" style:font-name-complex="Calibri"/>
    </style:style>
    <style:style style:name="P266" style:parent-style-name="NoSpacing" style:family="paragraph">
      <style:text-properties style:font-name="Calibri" style:font-name-complex="Calibri"/>
    </style:style>
    <style:style style:name="P267" style:parent-style-name="NoSpacing" style:family="paragraph">
      <style:text-properties style:font-name="Calibri" style:font-name-complex="Calibri"/>
    </style:style>
    <style:style style:name="P268" style:parent-style-name="NoSpacing" style:family="paragraph">
      <style:text-properties style:font-name="Calibri" style:font-name-complex="Calibri"/>
    </style:style>
    <style:style style:name="P269" style:parent-style-name="NoSpacing" style:family="paragraph">
      <style:text-properties style:font-name="Calibri" style:font-name-complex="Calibri"/>
    </style:style>
    <style:style style:name="P270" style:parent-style-name="NoSpacing" style:family="paragraph">
      <style:text-properties style:font-name="Calibri" style:font-name-complex="Calibri"/>
    </style:style>
    <style:style style:name="P271" style:parent-style-name="NoSpacing" style:family="paragraph">
      <style:text-properties style:font-name="Calibri" style:font-name-complex="Calibri"/>
    </style:style>
    <style:style style:name="P272" style:parent-style-name="NoSpacing" style:family="paragraph">
      <style:text-properties style:font-name="Calibri" style:font-name-complex="Calibri"/>
    </style:style>
    <style:style style:name="P273" style:parent-style-name="NoSpacing" style:family="paragraph">
      <style:text-properties style:font-name="Calibri" style:font-name-complex="Calibri"/>
    </style:style>
    <style:style style:name="P274" style:parent-style-name="NoSpacing" style:family="paragraph">
      <style:text-properties style:font-name="Calibri" style:font-name-complex="Calibri"/>
    </style:style>
    <style:style style:name="P275" style:parent-style-name="NoSpacing" style:family="paragraph">
      <style:text-properties style:font-name="Calibri" style:font-name-complex="Calibri"/>
    </style:style>
    <style:style style:name="P276" style:parent-style-name="NoSpacing" style:family="paragraph">
      <style:text-properties style:font-name="Calibri" style:font-name-complex="Calibri"/>
    </style:style>
    <style:style style:name="P277" style:parent-style-name="NoSpacing" style:family="paragraph">
      <style:text-properties style:font-name="Calibri" style:font-name-complex="Calibri"/>
    </style:style>
    <style:style style:name="P278" style:parent-style-name="NoSpacing" style:family="paragraph">
      <style:text-properties style:font-name="Calibri" style:font-name-complex="Calibri"/>
    </style:style>
    <style:style style:name="P279" style:parent-style-name="NoSpacing" style:family="paragraph">
      <style:text-properties style:font-name="Calibri" style:font-name-complex="Calibri"/>
    </style:style>
    <style:style style:name="P280" style:parent-style-name="NoSpacing" style:family="paragraph">
      <style:text-properties style:font-name="Calibri" style:font-name-complex="Calibri"/>
    </style:style>
    <style:style style:name="P281" style:parent-style-name="NoSpacing" style:family="paragraph">
      <style:text-properties style:font-name="Calibri" style:font-name-complex="Calibri"/>
    </style:style>
    <style:style style:name="P282" style:parent-style-name="NoSpacing" style:family="paragraph">
      <style:text-properties style:font-name="Calibri" style:font-name-complex="Calibri"/>
    </style:style>
    <style:style style:name="P283" style:parent-style-name="NoSpacing" style:family="paragraph">
      <style:text-properties style:font-name="Calibri" style:font-name-complex="Calibri"/>
    </style:style>
    <style:style style:name="T284" style:parent-style-name="DefaultParagraphFont" style:family="text">
      <style:text-properties style:font-name="Calibri" style:font-name-complex="Calibri" fo:font-weight="bold" style:font-weight-asian="bold" style:font-weight-complex="bold"/>
    </style:style>
    <style:style style:name="T285" style:parent-style-name="DefaultParagraphFont" style:family="text">
      <style:text-properties style:font-name="Calibri" style:font-name-complex="Calibri"/>
    </style:style>
    <style:style style:name="P286" style:parent-style-name="NoSpacing" style:family="paragraph">
      <style:paragraph-properties fo:text-align="justify"/>
      <style:text-properties style:font-name="Calibri" style:font-name-asian="Arial Unicode MS" style:font-name-complex="Calibri" fo:font-weight="bold" style:font-weight-asian="bold"/>
    </style:style>
    <style:style style:name="P287" style:parent-style-name="Normal" style:family="paragraph">
      <style:text-properties style:font-name="Calibri" style:font-name-complex="Calibri" fo:font-weight="bold" style:font-weight-asian="bold" style:font-weight-complex="bold"/>
    </style:style>
    <style:style style:name="P288" style:parent-style-name="Normal" style:family="paragraph">
      <style:text-properties style:font-name="Calibri" style:font-name-complex="Calibri" fo:font-weight="bold" style:font-weight-asian="bold" style:font-weight-complex="bold"/>
    </style:style>
    <style:style style:name="P289" style:parent-style-name="ListParagraph" style:family="paragraph">
      <style:text-properties style:font-name="Calibri" style:font-name-complex="Calibri"/>
    </style:style>
    <style:style style:name="P290" style:parent-style-name="ListParagraph" style:family="paragraph"/>
    <style:style style:name="T291" style:parent-style-name="DefaultParagraphFont" style:family="text">
      <style:text-properties style:font-name="Calibri" style:font-name-complex="Calibri"/>
    </style:style>
  </office:automatic-styles>
  <office:body>
    <office:text text:use-soft-page-breaks="true">
      <text:p text:style-name="P1">Swapn Shah</text:p>
      <text:p text:style-name="P2">E-Mail:<text:s/>Sudheer.r@tekprosol.com</text:p>
      <text:p text:style-name="P3">Contact:609 981 8255</text:p>
      <text:p text:style-name="P4"/>
      <text:p text:style-name="P5">Professional Summary:</text:p>
      <text:list text:style-name="LFO1" text:continue-numbering="true">
        <text:list-item>
          <text:p text:style-name="P6">Over 10+ yrs. of Strong professional experience with emphasis on Analysis, design, development, testing, maintenance, and implementation of Data Mapping, Data Validation, and Requirement gathering in a Data warehousing Environment.<text:s/></text:p>
        </text:list-item>
        <text:list-item>
          <text:p text:style-name="P7">Experience in data-warehousing applications using ETL tools and programming languages like Python, SQL/PLSQL, Oracle and SQL server databases, Informatica, and SSIS.<text:s/></text:p>
        </text:list-item>
        <text:list-item>
          <text:p text:style-name="P8">Experience in implementing various Big Data Engineering, Cloud Data Engineering, Data Warehouse, Data Mart, Data Visualization, Reporting, Data Quality, and Data virtualization Solutions.</text:p>
        </text:list-item>
        <text:list-item>
          <text:p text:style-name="P9">Hands-on experience in Azure Cloud Services (PaaS &amp; IaaS), Azure Synapse Analytics, SQL Azure, Data Factory, Azure</text:p>
        </text:list-item>
        <text:list-item>
          <text:p text:style-name="P10">Analysis services, Application Insights, Azure Monitoring, Key Vault, Azure Data Lake</text:p>
        </text:list-item>
        <text:list-item>
          <text:p text:style-name="P11">Experience working with Amazon Web Services (AWS) cloud and its services like Snowflake, EC2, S3, RDS, EMR, VPC, IAM, Elastic Load Balancing, Lambda, RedShift, Elastic Cache, Auto Scaling, Cloud Front, Cloud Watch, Data Pipeline, DMS, Aurora, ETL, and other AWS Services.</text:p>
        </text:list-item>
        <text:list-item>
          <text:p text:style-name="P12">Hands-on Experience with AWS Snowflake cloud data warehouse and AWS S3 bucket for integrating data from multiple source systems, including loading nested JSON formatted data into Snowflake table.</text:p>
        </text:list-item>
        <text:list-item>
          <text:p text:style-name="P13">Extensively used Informatica PowerCenter, and Informatica Data Quality (IDQ) as ETL tools for extracting, transforming, loading, and cleansing data from various source data inputs to various targets, in batch and real-time.</text:p>
        </text:list-item>
        <text:list-item>
          <text:p text:style-name="P14">Strong expertise in Relational Data Base systems like Oracle, MS SQL Server, Teradata, MS Access, DB2 design, and database development using SQL, PL/SQL, SQL PLUS, TOAD, SQL - LOADER. Highly proficient in writing, testing, and implementing triggers, stored procedures, functions, packages, and Cursors using PL/SQL.</text:p>
        </text:list-item>
        <text:list-item>
          <text:p text:style-name="P15">Experience in Machine Learning, Data Mining with large datasets of Structured and Unstructured data, Data Acquisition, Data Validation, and Predictive modeling.</text:p>
        </text:list-item>
        <text:list-item>
          <text:p text:style-name="P16">Experience in Data transformation, Data mapping from source to a target database schema, and Data Cleansing procedures also Adept in programming languages like Python including Big Data technologies like Hadoop, and Hive.</text:p>
        </text:list-item>
        <text:list-item>
          <text:p text:style-name="P17">Experience working with NoSQL databases like Cassandra and HBase and developing real-time read/write access to large datasets via HBase.</text:p>
        </text:list-item>
        <text:list-item>
          <text:p text:style-name="P18">Developed Spark Applications that can handle data from various RDBMS (MySQL, Oracle Database) and Streaming sources.</text:p>
        </text:list-item>
        <text:list-item>
          <text:p text:style-name="P19">Hands-on experience in developing and deploying enterprise-based applications using major Hadoop ecosystem components like MapReduce, YARN, Hive, HBase, Flume, Sqoop, Spark MLlib, Spark GraphX, Spark SQL, and Kafka. O Adept at configuring and installing Hadoop/Spark Ecosystem Components.</text:p>
        </text:list-item>
        <text:list-item>
          <text:p text:style-name="P20">Proficient with Spark Core, Spark SQL, Spark MLlib, Spark GraphX, and Spark Streaming for processing and transforming complex data using in-memory computing capabilities written in Scala. Worked with Spark to improve the efficiency of existing algorithms using Spark Context, Spark SQL, Spark MLlib, Data Frame, Pair RDD, and Spark YARN.</text:p>
        </text:list-item>
        <text:list-item>
          <text:p text:style-name="P21">Experience in the application of various data sources like Oracle SE2, SQL Server, Flat Files, and Unstructured files in a data warehouse.</text:p>
        </text:list-item>
        <text:list-item>
          <text:p text:style-name="P22">Experience in Migrating SQL database to Azure DataLake, Azure data lake Analytics, Azure SQL Database, Data Bricks, and Azure SQL Data Warehouse and Controlling and granting database access and migrating on-premises databases to Azure DataLake store using Azure Data Factory.</text:p>
        </text:list-item>
        <text:list-item>
          <text:p text:style-name="P23">Created Azure SQL database and performed monitoring and restoring of Azure SQL database. Performed migration of Microsoft SQL server to Azure SQL database.</text:p>
        </text:list-item>
        <text:list-item>
          <text:p text:style-name="P24">Having the ability to perform a preliminary investigation of interface-related issues identified during the implementation phase and the ability to search for and edit HL7 messages through Interface Admin.</text:p>
        </text:list-item>
        <text:list-item>
          <text:p text:style-name="P25">Have designed and developed ETL mapping for data collection from various data feeds using REST API. The data sources include feeds from mobile, social Facebook Query Language, YouTube, Twitter, web, and other partner feeds.</text:p>
        </text:list-item>
        <text:list-item>
          <text:p text:style-name="P26">Solid database experience on Oracle 11g/10g/9i/8i/8.0, PL/SQL, SQL *Loader, Physical database design, Logical database design, Data Modeling (PowerBuilder), Data Mapping, Cleansing, Data Exports &amp; Imports using SAP MDM, Inbound/Outbound Interfaces, Application Support, Performance Tuning, Security Administration, Resource Management, Software Maintenance, User &amp; Security Management, Oracle Tuning &amp; Optimization.</text:p>
        </text:list-item>
        <text:list-item>
          <text:p text:style-name="P27">Experience in MS SQL Server 2014/2012/2008 (BIDS) with Business Intelligence in SQL Server Reporting Service and SQL Server Integration Service, SQL Server Analysis.</text:p>
        </text:list-item>
        <text:list-item>
          <text:p text:style-name="P28">Strong in Business Intelligence solutions in Data warehousing / Decision Support Systems using ETL tools Informatica, OLAP, OLTP, and Data Warehouse Reports using Business Objects, and Crystal Reports.</text:p>
        </text:list-item>
        <text:list-item>
          <text:p text:style-name="P29">Experience in designing star schema (identification of facts, measures, and dimensions), Snowflake schema for Data Warehouse, and ODS architecture by using tools like Erwin data modeler, and E-R Studio.</text:p>
        </text:list-item>
        <text:list-item>
          <text:p text:style-name="P30">Expertise in Power BI, Power BI Pro, and Power BI Mobile. Expert in creating and developing Power BI Dashboards with to rich look.</text:p>
        </text:list-item>
        <text:list-item>
          <text:p text:style-name="P31">Experience with Cognos BI tools – versions 10.2, 8.4, &amp; 8.2 (Report Studio, Workspace, Workspace Advanced, Analysis Studio, Query Studio, and Cognos Connection).</text:p>
        </text:list-item>
        <text:list-item>
          <text:p text:style-name="P32">Proficient in Software Development Life Cycle (SDLC), Project Management methodologies, and Microsoft SQL Server database management. Exposed to all phases of SDLC and have in-depth knowledge of agile methodology, Enterprise Reporting Life Cycle, Problem management, and escalation procedures.</text:p>
        </text:list-item>
      </text:list>
      <text:p text:style-name="P33"/>
      <text:p text:style-name="NoSpacing"><text:span text:style-name="T34">TECHNICAL SKILLS:</text:span></text:p>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Databases</text:p>
          </table:table-cell>
          <table:table-cell table:style-name="TableCell42">
            <text:p text:style-name="P43">Oracle 11g, 10g, 9i, SQL Server 2012/2008R2, Hadoop, HIVE, MongoDB, and MySQL, Netezza, SAS, Hadoop, U-SQL, Snowflake</text:p>
          </table:table-cell>
        </table:table-row>
        <table:table-row table:style-name="TableRow44">
          <table:table-cell table:style-name="TableCell45">
            <text:p text:style-name="P46"/>
            <text:p text:style-name="P47">Languages</text:p>
          </table:table-cell>
          <table:table-cell table:style-name="TableCell48">
            <text:p text:style-name="P49">SQL, PL/SQL, TSQL, Python(matplotlib, Seaborn, NumPy, SciPy, SciKit-Learn), Power BI, R-Studio, Alteryx, SSRS (SQL Server Reporting Service), HTML, XML, Nodejs, UNIX, JAVASCRIPT</text:p>
          </table:table-cell>
        </table:table-row>
        <table:table-row table:style-name="TableRow50">
          <table:table-cell table:style-name="TableCell51">
            <text:p text:style-name="P52"/>
            <text:p text:style-name="P53">Analytics &amp; Reporting</text:p>
          </table:table-cell>
          <table:table-cell table:style-name="TableCell54">
            <text:p text:style-name="P55"/>
            <text:p text:style-name="P56">Tableau, SSRS, Cognos, Power BI, Crystal Reports, Data bricks</text:p>
            <text:p text:style-name="P57"/>
          </table:table-cell>
        </table:table-row>
        <table:table-row table:style-name="TableRow58">
          <table:table-cell table:style-name="TableCell59">
            <text:p text:style-name="P60"/>
            <text:p text:style-name="P61">ETL &amp; Cloud Platform</text:p>
          </table:table-cell>
          <table:table-cell table:style-name="TableCell62">
            <text:p text:style-name="P63">Informatica 10, SQL Server DTS, Visual Studio 2012/2010, Azure Data Lake &amp; Factory, Pandas, AWS EC2, S3, Lambda, NumPy, Salesforce CRM, Apex Data Loader, SAP MDM</text:p>
          </table:table-cell>
        </table:table-row>
        <table:table-row table:style-name="TableRow64">
          <table:table-cell table:style-name="TableCell65">
            <text:p text:style-name="P66"/>
            <text:p text:style-name="P67">BI Tools<text:tab/></text:p>
          </table:table-cell>
          <table:table-cell table:style-name="TableCell68">
            <text:p text:style-name="P69">SSIS, BI Development Studio, Power BI, Visual Studio 2012, Performance Monitor, Power Pivot, Spark, Scala, Kafka, DevOps</text:p>
          </table:table-cell>
        </table:table-row>
        <table:table-row table:style-name="TableRow70">
          <table:table-cell table:style-name="TableCell71">
            <text:p text:style-name="P72"/>
            <text:p text:style-name="P73">Machine Learning</text:p>
          </table:table-cell>
          <table:table-cell table:style-name="TableCell74">
            <text:p text:style-name="P75">Linear Regression, Logistic Regression, LDA, PCA (Principal Component Analysis), K-Means, Clustering, K-Nearest Neighbors (KNN), Decision Tree, Ada Boosting, Gradient Boosting Trees, Neural Networks.</text:p>
          </table:table-cell>
        </table:table-row>
        <table:table-row table:style-name="TableRow76">
          <table:table-cell table:style-name="TableCell77">
            <text:p text:style-name="P78"/>
            <text:p text:style-name="P79">Design Tools</text:p>
          </table:table-cell>
          <table:table-cell table:style-name="TableCell80">
            <text:p text:style-name="P81"/>
            <text:p text:style-name="P82">ERWIN, ER Studio, MS VISIO</text:p>
            <text:p text:style-name="P83"/>
          </table:table-cell>
        </table:table-row>
        <table:table-row table:style-name="TableRow84">
          <table:table-cell table:style-name="TableCell85">
            <text:p text:style-name="P86">Version Control Systems</text:p>
          </table:table-cell>
          <table:table-cell table:style-name="TableCell87">
            <text:p text:style-name="P88">SVN, Git, GitHub</text:p>
            <text:p text:style-name="P89"/>
          </table:table-cell>
        </table:table-row>
      </table:table>
      <text:p text:style-name="P90"/>
      <text:p text:style-name="P91"/>
      <text:p text:style-name="P92">PROFESSIONAL EXPERIENCE:</text:p>
      <text:p text:style-name="P93"/>
      <text:p text:style-name="P94">Client: DTCC<text:tab/><text:tab/><text:tab/><text:tab/><text:tab/><text:tab/><text:tab/><text:tab/><text:tab/><text:tab/>Oct 2022 - Present</text:p>
      <text:p text:style-name="P95">Sr AWS Data Engineer/Cloud Data Engineer<text:tab/><text:tab/><text:tab/><text:tab/><text:tab/></text:p>
      <text:p text:style-name="P96">Location: Tampa, FL</text:p>
      <text:p text:style-name="P97">Responsibilities</text:p>
      <text:p text:style-name="P98"/>
      <text:list text:style-name="LFO1" text:continue-numbering="true">
        <text:list-item>
          <text:p text:style-name="P99">Worked closely with stakeholders to understand business requirements to design quality technical solutions that align with business and IT strategies and comply with the organization's architectural standards.</text:p>
        </text:list-item>
        <text:list-item>
          <text:p text:style-name="P100">Developed multiple applications required for transforming data across multiple layers of Enterprise Analytics Platforms and implemented Big Data solutions to support distributed processing using Big Data technologies.</text:p>
        </text:list-item>
        <text:list-item>
          <text:p text:style-name="P101">Involved in designing different components of systems like Sqoop, Hadoop process involves map reduce &amp; hive, Spark, FTP integration to down systems.</text:p>
        </text:list-item>
        <text:list-item>
          <text:p text:style-name="P102">Have written hive and spark queries using optimized ways like using window functions, and customizing Hadoop shuffle &amp; sort parameters.</text:p>
        </text:list-item>
        <text:list-item>
          <text:p text:style-name="P103">Developed ETLs using PySpark. Used both Dataframe API and Spark SQL API.</text:p>
        </text:list-item>
        <text:list-item>
          <text:p text:style-name="P104">Using Spark, performed various transformations and actions, and the result data is saved back to HDFS from there to target database Snowflake.</text:p>
        </text:list-item>
        <text:list-item>
          <text:p text:style-name="P105">Migrated an existing on-premises application to AWS. Used AWS services like EC2 and S3 for small data sets processing and storage, experienced in Maintaining the Hadoop cluster on AWS EMR</text:p>
        </text:list-item>
        <text:list-item>
          <text:p text:style-name="P106">Strong experience and knowledge of real-time data analytics using Spark Streaming, Kafka, and Flume</text:p>
        </text:list-item>
        <text:list-item>
          <text:p text:style-name="P107">Configured Spark streaming to get ongoing information from Kafka and store the stream information in HDFS.</text:p>
        </text:list-item>
        <text:list-item>
          <text:p text:style-name="P108">Design and Develop ETL Processes in AWS Glue to migrate Campaign data from external sources like S3, ORC/Parquet/Text Files into AWS Redshift</text:p>
        </text:list-item>
        <text:list-item>
          <text:p text:style-name="P109">Used various spark Transformations and Actions for cleansing the input data and used Jira for ticketing and tracking issues and Jenkins for continuous integration and continuous deployment.</text:p>
        </text:list-item>
        <text:list-item>
          <text:p text:style-name="P110">Enforced standards and best practices around data catalog, and data governance efforts.</text:p>
        </text:list-item>
        <text:list-item>
          <text:p text:style-name="P111">Created DataStage jobs using different stages like Transformer, Aggregator, Sort, Join, Merge, Lookup, Data Set, Funnel,</text:p>
        </text:list-item>
        <text:list-item>
          <text:p text:style-name="P112">Remove Duplicates, Copy, Modify, Filter, Change Data Capture, Change Apply, Sample, Surrogate Key, Column Generator, Row Generator, Etc.</text:p>
        </text:list-item>
        <text:list-item>
          <text:p text:style-name="P113">Expertise in Creating, Debugging, Scheduling, and Monitoring jobs using Airflow for ETL batch processing to load into Snowflake for analytical processes.</text:p>
        </text:list-item>
        <text:list-item>
          <text:p text:style-name="P114">Worked in building ETL pipeline for data ingestion, data transformation, and data validation on cloud service AWS, working along with data steward under data compliance.</text:p>
        </text:list-item>
        <text:list-item>
          <text:p text:style-name="P115">Worked on scheduling all jobs using Airflow scripts using Python and added different tasks to DAG, and Lambda.</text:p>
        </text:list-item>
        <text:list-item>
          <text:p text:style-name="P116">Used Pyspark for extracting, filtering, and transforming the Data in data pipelines.</text:p>
        </text:list-item>
        <text:list-item>
          <text:p text:style-name="P117">Skilled in monitoring servers using Nagios, Cloud watch, and using ELK Stack Elasticsearch Kibana</text:p>
        </text:list-item>
        <text:list-item>
          <text:p text:style-name="P118">Used Data Build Tool for transformations in ETL process, AWS lambda, AWS SQS</text:p>
        </text:list-item>
        <text:list-item>
          <text:p text:style-name="P119">Worked on scheduling all jobs using Airflow scripts using Python. Adding different tasks to DAG and dependencies between the tasks.</text:p>
        </text:list-item>
        <text:list-item>
          <text:p text:style-name="P120">Experience in Developing Spark applications using Spark - SQL in Databricks for data extraction, transformation, and</text:p>
        </text:list-item>
        <text:list-item>
          <text:p text:style-name="P121">aggregation from multiple file formats for analyzing &amp; transforming the data to uncover insights into customer usage patterns.</text:p>
        </text:list-item>
        <text:list-item>
          <text:p text:style-name="P122">Responsible for estimating the cluster size, monitoring, and troubleshooting the Spark Databricks cluster.</text:p>
        </text:list-item>
        <text:list-item>
          <text:p text:style-name="P123">Created Unix Shell scripts to automate the data load processes to the target Data Warehouse.</text:p>
        </text:list-item>
        <text:list-item>
          <text:p text:style-name="P124">Responsible for implementing monitoring solutions in Ansible, Terraform, Docker, and Jenkins.</text:p>
        </text:list-item>
        <text:list-item>
          <text:p text:style-name="P125">Responsible for data identification and extraction using third-party ETL and data-transformation tools or scripts. (e.g., SQL, Python)</text:p>
        </text:list-item>
        <text:list-item>
          <text:p text:style-name="P126">Perform Automation of test cases using Q-Test and help the QA team in Lab and Prod validations.</text:p>
        </text:list-item>
        <text:list-item>
          <text:p text:style-name="P127">Develop test cases and queries using SAS, Hadoop, Hive and Netezza, and Snowflake for validations and create documentation of S2T, data model validations.<text:s/></text:p>
        </text:list-item>
        <text:list-item>
          <text:p text:style-name="P128">Utilized SQL, CDMA mapping, ADO, Data Stage, Azure Data Factory and Tableau to pull, analyze and present data effectively for quality and ad-hoc analysis. Coordinated with the team in building an Azure Data Lake storage to handle Facets structured unstructured, and semi-structured data.<text:s/></text:p>
        </text:list-item>
        <text:list-item>
          <text:p text:style-name="P129">Automated CM and maintaining a CI/CD data pipeline. Developed a monitoring application that captures<text:s/><text:soft-page-break/>error-related data and stores it in the database. Involved in a scrubbing project, which updates the existing data with hashed values. Reverse engineer and re-implement legacy back-end software into Python with minimal downtime.</text:p>
        </text:list-item>
      </text:list>
      <text:p text:style-name="P130"/>
      <text:p text:style-name="Normal"><text:span text:style-name="T131">Environment</text:span><text:span text:style-name="T132">: SQL Server, Azure DevOps, Azure Data Factory, Python, Django, ELT Pipeline, JSON, Tableau, Power BI, Jira, Service Now, Snowflake, Oracle, IBM Data Stage, AQT, SAS, Netezza, Hive, Salesforce CRM, Apex Data loader</text:span></text:p>
      <text:p text:style-name="P133"/>
      <text:p text:style-name="P134">Client: Spectra Lab<text:tab/><text:tab/><text:tab/><text:tab/><text:tab/><text:tab/><text:tab/><text:tab/><text:tab/>Jun 2021 – Sep 2022</text:p>
      <text:p text:style-name="P135">Sr AWS Data Engineer<text:tab/><text:tab/><text:tab/><text:tab/><text:tab/><text:tab/><text:s/></text:p>
      <text:p text:style-name="P136">Location: Jersey City, NJ</text:p>
      <text:p text:style-name="P137">Responsibilities</text:p>
      <text:p text:style-name="P138"/>
      <text:list text:style-name="LFO1" text:continue-numbering="true">
        <text:list-item>
          <text:p text:style-name="P139">Gathering data and business requirements from end users and management. Designed and built data solutions to migrate existing source data in Data Warehouse to Atlas Data Lake (Big Data)</text:p>
        </text:list-item>
        <text:list-item>
          <text:p text:style-name="P140">Analyzed huge volumes of data Devised simple and complex HIVE, and SQL scripts to validate Dataflow in various applications. Performed Cognos report validation. Made use of MHUB for validating Data Profiling &amp; Data Lineage.</text:p>
        </text:list-item>
        <text:list-item>
          <text:p text:style-name="P141">Involved in designing and deploying a multitude of applications utilizing almost all AWS stack (Including EC2, S3, AMI, Route53, RDS, SNS, SQS, and IAM) focusing on high-availability, fault tolerance, and Auto-Scaling in AWS Cloud Formation.</text:p>
        </text:list-item>
        <text:list-item>
          <text:p text:style-name="P142">Configured an AWS Virtual Private Cloud (VPC), NACL, and Database Subnet Group for isolation of resources within the Confidential RDS and Aurora DB clusters.</text:p>
        </text:list-item>
        <text:list-item>
          <text:p text:style-name="P143">Created a function in Lambda that aggregates the data from incoming events, then stored result data in Confidential Dynamo DB and S3.</text:p>
        </text:list-item>
        <text:list-item>
          <text:p text:style-name="P144">Maintaining and Designing Data governance and security for data platforms on AWS Cloud.</text:p>
        </text:list-item>
        <text:list-item>
          <text:p text:style-name="P145">Performed Project Management for Datacenter Migration Program for 1000+ Databases Solaris to OEL (Linux)</text:p>
        </text:list-item>
        <text:list-item>
          <text:p text:style-name="P146">Coordinated with multiple teams for successful Go lives and received multiple appreciations and Certificates also contributed to decommissioning old databases.</text:p>
        </text:list-item>
        <text:list-item>
          <text:p text:style-name="P147">Ensured business risk was mitigated through technology documentation, integration, and interdependency tracking. Research and facilitate the development and review of the solution, integration, workflow, and web service standards.</text:p>
        </text:list-item>
        <text:list-item>
          <text:p text:style-name="P148">Efficiently handled Workload Management for load balancing and failover, improving performance, reliability, and scalability.</text:p>
        </text:list-item>
        <text:list-item>
          <text:p text:style-name="P149">Provide architectural leadership that supports insightful decision-making, drives efficiencies in the development process, and maximizes the quality of technical deliverables.</text:p>
        </text:list-item>
        <text:list-item>
          <text:p text:style-name="P150">Executing technical feasibility assessments, solution estimations, and proposal development for moving identified workloads to Windows AWS</text:p>
        </text:list-item>
        <text:list-item>
          <text:p text:style-name="P151">Using AWS Data Migration Service Created the source endpoint and destination endpoint for Aurora RDS Migration. Created the task to transfer data from source to destination and used the AWS schema conversion tool to create the schema in the target database.</text:p>
        </text:list-item>
        <text:list-item>
          <text:p text:style-name="P152">Configure, monitor, and automate Confidential Web Services as well as be involved in deploying the content of cloud platform on Confidential Web Services using ECS, Elastic Beanstalk, and EBS.</text:p>
        </text:list-item>
        <text:list-item>
          <text:p text:style-name="P153">Installation, Configuration, and Management of RDBMS and NoSQL tools such as Dynamo DB</text:p>
        </text:list-item>
        <text:list-item>
          <text:p text:style-name="P154">Responsible for Continuous Integration (CI) and Continuous Delivery (CD) process implementation using Jenkins along with Shell scripts to automate routine jobs.</text:p>
        </text:list-item>
        <text:list-item>
          <text:p text:style-name="P155">Worked extensively with Service Mesh platforms with working knowledge of Istio.</text:p>
        </text:list-item>
        <text:list-item>
          <text:p text:style-name="P156">Installed Docker Registry for local upload and download of Docker images and even from Docker hub.</text:p>
        </text:list-item>
        <text:list-item>
          <text:p text:style-name="P157">Managed Docker orchestration using Docker Swarm</text:p>
        </text:list-item>
        <text:list-item>
          <text:p text:style-name="P158">Implemented a Continuous Delivery pipeline with Docker, Jenkins, and GitHub.</text:p>
        </text:list-item>
        <text:list-item>
          <text:p text:style-name="P159">Created a private cloud using Kubernetes that supports development, testing, and production environments.</text:p>
        </text:list-item>
        <text:list-item>
          <text:p text:style-name="P160">Managed Kubernetes charts using Helm. Created reproducible builds of the Kubernetes applications managed Kubernetes manifest files and managed releases of Helm packages.</text:p>
        </text:list-item>
        <text:list-item>
          <text:p text:style-name="P161">Configuring the Docker containers and creating Docker files for various applications.</text:p>
        </text:list-item>
        <text:list-item>
          <text:p text:style-name="P162">Created Docker images using a Docker file, worked on Docker container snapshots, removed images, and managed Docker volumes.</text:p>
        </text:list-item>
        <text:list-item>
          <text:p text:style-name="P163">Created Docker images from scratch and customized and modified base images from existing environment configurations and maintained the image repo for development teams.</text:p>
        </text:list-item>
        <text:list-item>
          <text:p text:style-name="P164">Administered and Engineered Jenkins for managing weekly Build, Test, and Deploy chain, GIT with Dev/Test/Prod Branching Model for weekly releases.</text:p>
        </text:list-item>
        <text:list-item>
          <text:p text:style-name="P165">Involved in Configuration Automation and Centralized Management with Ansible.</text:p>
        </text:list-item>
        <text:list-item>
          <text:p text:style-name="P166">Wrote Ansible Playbooks with Python SSH as the Wrapper to Manage Configurations of AWS Nodes, Test Playbooks on AWS instances using Python, and run Ansible Scripts to provision dev servers.</text:p>
        </text:list-item>
        <text:list-item>
          <text:p text:style-name="P167">Performed Installation, Configuration, Monitoring, and Troubleshooting of Oracle Clusterware and RAC on 12c, 11gR2, and 10g databases on Linux and Solaris environments.</text:p>
        </text:list-item>
        <text:list-item>
          <text:p text:style-name="P168">Involved in the code migration of quality monitoring tool from AWS EC2 to AWS Lambda and built logical datasets to administer quality data monitoring on snowflake warehouses.<text:s/></text:p>
        </text:list-item>
        <text:list-item>
          <text:p text:style-name="P169">Contributed to helping to transform the department into Squads using Agile methodology for projects using Jira, and cloud platforms like Azure and AWS.</text:p>
        </text:list-item>
      </text:list>
      <text:p text:style-name="P170"/>
      <text:p text:style-name="Normal"><text:span text:style-name="T171">Environment</text:span><text:span text:style-name="T172">: SQL Server 2014/12, Oracle 11g, 12c, Python, Databricks, Spark, Snowflake, Salesforce CRM, Apex classes, Triggers, controllers, Eclipse, Pandas, AWS EC2, S3, Lambda, TOAD, Maria DB, Informatica 10, Power designer and workflow monitor, Hadoop, AWS, Hive, Azure, Jira, Tableau.</text:span></text:p>
      <text:p text:style-name="P173"/>
      <text:p text:style-name="P174">Client: IM HealthCare<text:tab/><text:tab/><text:tab/><text:tab/><text:tab/><text:tab/><text:tab/><text:tab/><text:tab/>Feb 2018 – Nov 2020</text:p>
      <text:p text:style-name="P175">Data Engineer/Azure Data Engineer<text:tab/><text:tab/><text:tab/><text:tab/><text:tab/><text:s text:c="3"/><text:tab/><text:s/></text:p>
      <text:p text:style-name="P176">Location: Hyderabad, India</text:p>
      <text:p text:style-name="P177">Responsibilities</text:p>
      <text:p text:style-name="P178"/>
      <text:list text:style-name="LFO2" text:continue-numbering="true">
        <text:list-item>
          <text:p text:style-name="P179">Analyze, design, and build Modern data solutions using Azure PaaS service to support visualization of data. Understand the current Production state of the application and determine the impact of new implementation on existing business processes.</text:p>
        </text:list-item>
        <text:list-item>
          <text:p text:style-name="P180">Extract Transform and Load data from Sources Systems to Azure Data Storage services using a combination of Azure Data Factory, T-SQL, Spark SQL, and U-SQL Azure Data Lake Analytics. Data Ingestion to one or more Azure Services - (Azure Data Lake, Azure Storage, Azure SQL, Azure DW) and processing the data in In Azure Databricks.</text:p>
        </text:list-item>
        <text:list-item>
          <text:p text:style-name="P181">Implemented Proof of concepts for SOAP &amp; REST APIs and REST APIs to retrieve analytics data from different data feeds.</text:p>
        </text:list-item>
        <text:list-item>
          <text:p text:style-name="P182">Created Pipelines in ADF using Linked Services/Datasets/Pipeline/ to Extract, Transform, and load data from different sources like Azure SQL, Blob storage, Azure SQL Data warehouse, write-back tool, and backward.</text:p>
        </text:list-item>
        <text:list-item>
          <text:p text:style-name="P183">Developed Spark applications using Pyspark and Spark-SQL for data extraction, transformation, and aggregation from multiple file formats for analyzing &amp; transforming the data to uncover insights into customer usage patterns.</text:p>
        </text:list-item>
        <text:list-item>
          <text:p text:style-name="P184">Responsible for estimating the cluster size, and monitoring and troubleshooting of the Spark data bricks cluster.</text:p>
        </text:list-item>
        <text:list-item>
          <text:p text:style-name="P185">Experienced in performance tuning of Spark Applications for setting the right Batch Interval time, the correct level of Parallelism, and memory tuning.</text:p>
        </text:list-item>
        <text:list-item>
          <text:p text:style-name="P186">Developed JSON Scripts for deploying the Pipeline in Azure Data Factory (ADF) that process the data using the SQL Activity.</text:p>
        </text:list-item>
        <text:list-item>
          <text:p text:style-name="P187">Hands-on experience in developing SQL Scripts for automation purposes.</text:p>
        </text:list-item>
        <text:list-item>
          <text:p text:style-name="P188">Created Build and Release for multiple projects (modules) in a production environment using Visual Studio Team Services (VSTS).</text:p>
        </text:list-item>
        <text:list-item>
          <text:p text:style-name="P189">Architect &amp; implement medium to large-scale BI solutions on Azure using Azure Data Platform services (Azure Data Lake, Data Factory, Data Lake Analytics, Stream Analytics, Azure SQL DW, HDInsight/Databricks, NoSQL DB).</text:p>
        </text:list-item>
        <text:list-item>
          <text:p text:style-name="P190">Design &amp; implement migration strategies for traditional systems on Azure (Lift and shift/Azure Migrate, other third-party tools.</text:p>
        </text:list-item>
        <text:list-item>
          <text:p text:style-name="P191">Engage with business users to gather requirements, design visualizations, and provide training to use self-service BI tools.</text:p>
        </text:list-item>
        <text:list-item>
          <text:p text:style-name="P192">Used various sources to pull data into Power BI such as SQL Server, Excel, Oracle, SQL Azure, etc.</text:p>
        </text:list-item>
        <text:list-item>
          <text:p text:style-name="P193">Propose architectures considering cost/spend in Azure and develop recommendations to right-size data infrastructure.</text:p>
        </text:list-item>
        <text:list-item>
          <text:p text:style-name="P194">Develop conceptual solutions &amp; create proofs-of-concept to demonstrate the viability of solutions and identify and implement best practices, tools, and standards.</text:p>
        </text:list-item>
        <text:list-item>
          <text:p text:style-name="P195">Technically guide projects through to completion within target timeframes and collaborate with application architects and DevOps CI CD Pipeline.</text:p>
        </text:list-item>
        <text:list-item>
          <text:p text:style-name="P196">Design Setup maintains the Administrator of the Azure SQL Database, Azure Analysis Service, Azure SQL Data warehouse, Azure Data Factory, and Azure SQL Data warehouse.</text:p>
        </text:list-item>
        <text:list-item>
          <text:p text:style-name="P197">Build Complex distributed systems involving a huge amount of data handling, collecting metrics building a data pipeline, and Analytics.</text:p>
        </text:list-item>
      </text:list>
      <text:p text:style-name="P198"/>
      <text:p text:style-name="Normal"><text:span text:style-name="T199">Environment</text:span><text:span text:style-name="T200">: SQL Server 2014/12, Oracle 11g, 12c, Python, TOAD for SQL, SQL developer, MS Office, SSIS, SSRS, Cognos, Hive, Hadoop, Azure Cloud, Azure Data Factory (ADF v2), Azure functions Apps, Azure DataLake, BLOB Storage, SQL server, Azure PowerShell, Data bricks, Python, Azure Cosmos DB, Azure Stream Analytics, Azure Event Hub, Azure Machine Learning.</text:span></text:p>
      <text:p text:style-name="P201"/>
      <text:p text:style-name="P202"/>
      <text:p text:style-name="P203">Client: Digital Minds Soft<text:tab/><text:tab/><text:tab/><text:tab/><text:tab/><text:tab/><text:tab/><text:tab/>Sep 2015 – Jan 2018</text:p>
      <text:p text:style-name="P204">Data Engineer/Cloud Engineer</text:p>
      <text:p text:style-name="P205">Location: Hyderabad, India<text:s/></text:p>
      <text:p text:style-name="P206">Responsibilities:</text:p>
      <text:p text:style-name="P207"/>
      <text:list text:style-name="LFO3" text:continue-numbering="true">
        <text:list-item>
          <text:p text:style-name="P208">Involved in Analysis, profiling, and cleansing of source data and understanding the business process. Involved in extensive Data Validation using SQL queries and back-end testing.</text:p>
        </text:list-item>
        <text:list-item>
          <text:p text:style-name="P209">Developed ER and Dimensional Models using Erwin’s advanced features. Created Conceptual, logical, and physical data models using Erwin. Identified facts and dimensions based on KPI and identified the source tables. Worked with various process improvements, normalization, de-normalization, data extraction, data cleansing, and data manipulation.</text:p>
        </text:list-item>
        <text:list-item>
          <text:p text:style-name="P210">Designed and set up Enterprise Data Lake to provide support for various use cases including Analytics, processing, storing, and Reporting of voluminous, rapidly changing data.</text:p>
        </text:list-item>
        <text:list-item>
          <text:p text:style-name="P211">Responsible for maintaining quality reference data in source by performing operations such as cleaning, transformation, and ensuring Integrity in a relational environment by working closely with the stakeholders &amp; solution architect.</text:p>
        </text:list-item>
        <text:list-item>
          <text:p text:style-name="P212">Designed and developed Security Framework to provide fine-grained access to objects in AWS S3 using AWS Lambda, and DynamoDB.</text:p>
        </text:list-item>
        <text:list-item>
          <text:p text:style-name="P213">Set up and worked on Kerberos authentication principals to establish secure network communication on cluster and testing of HDFS, Hive, Pig, and MapReduce to access cluster for new users.</text:p>
        </text:list-item>
        <text:list-item>
          <text:p text:style-name="P214">Performed end-to-end Architecture &amp; implementation assessment of various AWS services like Amazon EMR, Redshift, and S3. O Implemented the machine learning algorithms using Python to predict the quantity a user might want to order for a specific item so we can automatically suggest using kinesis firehose and S3 data lake.</text:p>
        </text:list-item>
        <text:list-item>
          <text:p text:style-name="P215">Used AWS EMR to transform and move large amounts of data into and out of other AWS data stores and databases, such as Amazon Simple Storage Service (Amazon S3) and Amazon DynamoDB.</text:p>
        </text:list-item>
        <text:list-item>
          <text:p text:style-name="P216">Used Spark SQL for Scala &amp; amp, Python interface that automatically converts RDD case classes to schema<text:s/><text:soft-page-break/>RDD.</text:p>
        </text:list-item>
        <text:list-item>
          <text:p text:style-name="P217">Import the data from different sources like HDFS/HBase into Spark RDD and perform computations using PySpark to generate the output response.</text:p>
        </text:list-item>
        <text:list-item>
          <text:p text:style-name="P218">Creating Lambda functions with Boto3 to deregister unused AMIs in all application regions to reduce the cost of EC2 resources.</text:p>
        </text:list-item>
        <text:list-item>
          <text:p text:style-name="P219">Importing &amp; exporting databases using SQL Server Integrations Services (SSIS) and Data Transformation Services (DTS Packages).</text:p>
        </text:list-item>
        <text:list-item>
          <text:p text:style-name="P220">Coded Teradata BTEQ scripts to load, and transform data, fix defects like SCD 2 date chaining, cleaning up duplicates.</text:p>
        </text:list-item>
        <text:list-item>
          <text:p text:style-name="P221">Developed a reusable framework to be leveraged for future migrations that automate ETL from RDBMS systems to the Data Lake utilizing Spark Data Sources and Hive data objects.</text:p>
        </text:list-item>
        <text:list-item>
          <text:p text:style-name="P222">Conducted Data blending, Data preparation using Alteryx and SQL for Tableau consumption, and publishing data sources to the Tableau server.</text:p>
        </text:list-item>
        <text:list-item>
          <text:p text:style-name="P223">Developed Kibana Dashboards based on the Log stash data and Integrated different source and target systems into Elasticsearch for near real-time log analysis of monitoring End to End transactions.</text:p>
        </text:list-item>
        <text:list-item>
          <text:p text:style-name="P224">Implemented AWS Step Functions to automate and orchestrate the Amazon SageMaker-related tasks such as publishing data to S3, training ML model, and deploying it for prediction.</text:p>
        </text:list-item>
        <text:list-item>
          <text:p text:style-name="P225">Integrated Apache Airflow with AWS to monitor multi-stage ML workflows with the tasks running on Amazon SageMaker.</text:p>
        </text:list-item>
        <text:list-item>
          <text:p text:style-name="P226">Mastered the ability to design and deploy rich Graphic visualizations using Tableau. Developed Star and Snowflake schemas-based dimensional model to develop the data warehouse.</text:p>
        </text:list-item>
      </text:list>
      <text:p text:style-name="P227"/>
      <text:p text:style-name="Normal"><text:span text:style-name="T228">Environment</text:span><text:span text:style-name="T229">: AWS EMR, S3, RDS, Redshift, Lambda, Boto3, DynamoDB, Amazon SageMaker, Apache Spark, HBase, Apache Kafka, HIVE, SQOOP, Map Reduce, Snowflake, Apache Pig, Python, SSRS, Tableau, Erwin 9.5, Oracle 12c, JDE 9.0, SQL Developer, Autosys, Toad for MySQL 6.3, MS Office, SAP MDM, Winshuttle, Crystal Reports, Tableau, UNIX.</text:span></text:p>
      <text:p text:style-name="P230"/>
      <text:p text:style-name="P231">Client: Quess IT<text:tab/><text:tab/><text:tab/><text:tab/><text:tab/><text:tab/><text:tab/><text:tab/><text:tab/><text:tab/>Apr 2014 – Aug 2015</text:p>
      <text:p text:style-name="P232">Data Engineer</text:p>
      <text:p text:style-name="P233">Location: Bangalore, India</text:p>
      <text:p text:style-name="P234"/>
      <text:p text:style-name="P235">Responsibilities:</text:p>
      <text:p text:style-name="P236"/>
      <text:list text:style-name="LFO4" text:continue-numbering="true">
        <text:list-item>
          <text:p text:style-name="P237">Worked with the Business Analyst and DBA for requirements gathering business analysis, testing, and project coordination. Performed data manipulation, data cleansing, and data profiling in the source systems that are required for Claims Datamart.</text:p>
        </text:list-item>
        <text:list-item>
          <text:p text:style-name="P238">Analyzing raw data, drawing conclusions &amp; developing recommendations also writing SQL scripts to manipulate data for data loads and extracts. Analyzed and evaluated existing systems for assessing how they supported functions.<text:s/></text:p>
        </text:list-item>
        <text:list-item>
          <text:p text:style-name="P239">Evaluated the suitability of Hadoop and its ecosystem to the project and implementation, validating with various proof of concept (POC) applications to eventually adopt them to benefit from the Big Data Hadoop initiative.</text:p>
        </text:list-item>
        <text:list-item>
          <text:p text:style-name="P240">Estimated the Software &amp; Hardware requirements for the Name node and Data nodes in the cluster.</text:p>
        </text:list-item>
        <text:list-item>
          <text:p text:style-name="P241">Experience in migrating existing databases from on-premises to AWS Redshift using various AWS services.</text:p>
        </text:list-item>
        <text:list-item>
          <text:p text:style-name="P242">Installed and configured Hadoop Map Reduce, and HDFS, and developed multiple Map Reduce jobs in Java and Scala for data cleaning and preprocessing.</text:p>
        </text:list-item>
        <text:list-item>
          <text:p text:style-name="P243">Developed Java Map Reduce programs for the analysis of sample log files stored in the cluster.</text:p>
        </text:list-item>
        <text:list-item>
          <text:p text:style-name="P244">Implemented Spark using Python and Spark SQL for faster testing and processing of data.</text:p>
        </text:list-item>
        <text:list-item>
          <text:p text:style-name="P245">Developed Spark scripts using Python on Azure HDInsight for Data Aggregation, and Validation and verified its performance over MR jobs.</text:p>
        </text:list-item>
        <text:list-item>
          <text:p text:style-name="P246">Imported data using Sqoop to load data from MySQL to HDFS regularly and developed the Pysprk code<text:s/><text:soft-page-break/>for AWS Glue jobs and EMR.</text:p>
        </text:list-item>
        <text:list-item>
          <text:p text:style-name="P247">Involved in converting Hive/SQL queries into Spark transformations using Spark RDDs, Python, and Scala</text:p>
        </text:list-item>
        <text:list-item>
          <text:p text:style-name="P248">Used IAM to create new accounts, roles, groups, and policies and developed critical modules like generating Amazon resource numbers and integration points with S3, Dynamo DB, RDS, Lambda, and SQS Queue</text:p>
        </text:list-item>
        <text:list-item>
          <text:p text:style-name="P249">Reviewing the explained plan for the SQLS in Snowflake</text:p>
        </text:list-item>
        <text:list-item>
          <text:p text:style-name="P250">Developed ETL parsing and analytics using Python/Spark to build a structured data model in Elastic search for consumption by the API and UI.</text:p>
        </text:list-item>
        <text:list-item>
          <text:p text:style-name="P251">Developed ETL jobs using Spark -Scala to migrate data from Oracle to new Cassandra tables.</text:p>
        </text:list-item>
        <text:list-item>
          <text:p text:style-name="P252">Used Spark -Scala (RDDs, Data frames, Spark SQL) and Spark - Cassandra -Connector APIs for a few tasks (Data migration, Business report generation, etc.)</text:p>
        </text:list-item>
        <text:list-item>
          <text:p text:style-name="P253">Created Partitions, Buckets based on State to further process using Bucket-based Hive joins.</text:p>
        </text:list-item>
        <text:list-item>
          <text:p text:style-name="P254">Created an e-mail notification service upon completion of the job for the team which requested the data.</text:p>
        </text:list-item>
        <text:list-item>
          <text:p text:style-name="P255">Implemented security to meet PCI requirements, using VPC Public/Private subnets, Security Groups, NACLS, IAM roles, policies, VPN, WAF, Trust Advisor, Cloud Trail, etc. to pass penetration testing against infrastructure.</text:p>
        </text:list-item>
        <text:list-item>
          <text:p text:style-name="P256">Devised PL/SQL statements - Stored Procedures, Functions, Triggers, Views, and packages. Made use of Indexing, Aggregation, and Materialized views to optimize query performance.</text:p>
        </text:list-item>
      </text:list>
      <text:p text:style-name="P257"/>
      <text:p text:style-name="Normal"><text:span text:style-name="T258">Environment</text:span><text:span text:style-name="T259">: Oracle 10g, Toad, ERWIN, Crystal Reports 9, Windows XP, Informatica Power Center, Teradata, Power BI, DB2, AWS, Cassandra, PySpark, Apache Spark, HBase, Apache Kafka, HIVE, SQOOP, FLUME, Apache oozie, Zookeeper, ETL, UDF, Map Reduce, Snowflake, Apache Pig, Python, Java, SSRS.</text:span></text:p>
      <text:p text:style-name="P260"/>
      <text:p text:style-name="P261">SSRS Developer</text:p>
      <text:p text:style-name="P262">Anuvega Pvt Ltd, Hyderabad, India<text:tab/><text:tab/><text:tab/><text:tab/><text:tab/><text:tab/><text:tab/>July 2013 to Mar 2014</text:p>
      <text:p text:style-name="P263">Responsibilities:<text:s/></text:p>
      <text:p text:style-name="P264"/>
      <text:list text:style-name="LFO5" text:continue-numbering="true">
        <text:list-item>
          <text:p text:style-name="P265">Designing and building multi-terabyte, full end-to-end Data Warehouse infrastructure from the ground up on Confidential Redshift for large scale data handling Millions of records every day.</text:p>
        </text:list-item>
        <text:list-item>
          <text:p text:style-name="P266">Worked on Big Data Integration &amp;Analytics based on Hadoop, SOLR, Spark, Kafka, Storm and web Methods.</text:p>
        </text:list-item>
        <text:list-item>
          <text:p text:style-name="P267">Set requirements for data quality, data lineage, data security, data privacy and other relevant aspects for business terms / data assets</text:p>
        </text:list-item>
        <text:list-item>
          <text:p text:style-name="P268">Initiate data management improvements, set data quality, data security, data privacy, data issue remediation guidelines and standards</text:p>
        </text:list-item>
        <text:list-item>
          <text:p text:style-name="P269">Worked on Big data on AWS and AWS connect glue cloud services i.e., EC2, S3, EMR and DynamoDB.</text:p>
        </text:list-item>
        <text:list-item>
          <text:p text:style-name="P270">Automate deployment and management of a cloud infrastructure using Chef and Python</text:p>
        </text:list-item>
        <text:list-item>
          <text:p text:style-name="P271">Extensive experience in Java and Python</text:p>
        </text:list-item>
        <text:list-item>
          <text:p text:style-name="P272">Managed security groups on AWS, focusing on high-availability, fault-tolerance, and auto scaling using Terraform templates. Along with Continuous Integration and Continuous Deployment with AWS Lambda and AWS glue code pipeline with AWS connect.</text:p>
        </text:list-item>
        <text:list-item>
          <text:p text:style-name="P273">Developed SSRS reports, SSIS packages to Extract, Transform and Load data from various source systems<text:s/></text:p>
        </text:list-item>
        <text:list-item>
          <text:p text:style-name="P274">Implementing and Managing ETL solutions and automating operational processes.<text:s/></text:p>
        </text:list-item>
        <text:list-item>
          <text:p text:style-name="P275">Performed tuning and optimization of complex SQL queries using Teradata Explain.<text:s/></text:p>
        </text:list-item>
        <text:list-item>
          <text:p text:style-name="P276">Analyze the existing application programs and tune SQL queries using execution plan, query analyzer, SQL Profiler and database engine tuning advisor to enhance performance.</text:p>
        </text:list-item>
        <text:list-item>
          <text:p text:style-name="P277">Using Informatica PowerCenter Designer analyzed the source data to Extract &amp; Transform from various source systems(oracle 10g,DB2,SQL server and flat files) by incorporating business rules using different objects and functions that the tool supports.</text:p>
        </text:list-item>
        <text:list-item>
          <text:p text:style-name="P278">Documented Informatica mappings in Excel spread sheet.</text:p>
        </text:list-item>
        <text:list-item>
          <text:p text:style-name="P279">Tuned the Informatica mappings for optimal load performance.<text:s/></text:p>
        </text:list-item>
        <text:list-item>
          <text:p text:style-name="P280">Implemented Work Load Management (WML) in Redshift to prioritize basic dashboard queries over more complex longer-running adhoc queries. This allowed for a more reliable and faster reporting interface, giving<text:s/><text:soft-page-break/>sub-second query response for basic queries.<text:s/></text:p>
        </text:list-item>
        <text:list-item>
          <text:p text:style-name="P281">Worked publishing interactive data visualizations dashboards, reports /workbooks on Tableau and SAS Visual Analytics.<text:s/></text:p>
        </text:list-item>
        <text:list-item>
          <text:p text:style-name="P282">Used Hive SQL, Presto SQL and Spark SQL for ETL jobs and using the right technology for the job to get done.<text:s/></text:p>
        </text:list-item>
      </text:list>
      <text:p text:style-name="P283"/>
      <text:p text:style-name="NoSpacing"><text:span text:style-name="T284">Environment</text:span><text:span text:style-name="T285">: Data Governance, MDM, Kafka, Talend, <text:s/>SQL Server, Erwin, Oracle, Redshift, Informatica, RDS, NOSQL, Snowflake Schema, MySQL, PostgreSQL.</text:span></text:p>
      <text:p text:style-name="P286"/>
      <text:p text:style-name="P287">EDUCATION:</text:p>
      <text:p text:style-name="P288"/>
      <text:list text:style-name="LFO6" text:continue-numbering="true">
        <text:list-item>
          <text:p text:style-name="P289">Master of Science in Computer Science (Data Science) | University of North Carolina at Charlotte, NC | 2022</text:p>
        </text:list-item>
        <text:list-item>
          <text:p text:style-name="P290"><text:span text:style-name="T291">Bachelor of Engineering in Computer Engineering | Gujarat Technological University, India | 2013</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Unicode MS" svg:font-family="Arial Unicode MS" style:font-family-generic="roman"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1527in">
        <style:tab-stops/>
      </style:paragraph-properties>
      <style:text-properties style:font-name="Calibri" style:font-name-asian="Calibri" style:font-name-complex="Calibri" fo:font-weight="bold" style:font-weight-asian="bold" style:font-weight-complex="bol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fo:color="#1F3763"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asian="Calibri" style:font-name-complex="Calibri" fo:font-weight="bold" style:font-weight-asian="bold" style:font-weight-complex="bold" style:letter-kerning="false" fo:font-size="12pt" style:font-size-asian="12pt" style:font-size-complex="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US"/>
    </style:style>
    <style:style style:name="Heading6Char" style:display-name="Heading 6 Char" style:family="text" style:parent-style-name="DefaultParagraphFont">
      <style:text-properties style:font-name="Calibri Light" style:font-name-asian="Times New Roman" style:font-name-complex="Times New Roman" fo:color="#1F3763" style:letter-kerning="false"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Normal">
      <style:paragraph-properties fo:widows="2" fo:orphans="2" style:text-autospace="ideograph-alpha" fo:margin-top="0.0694in" fo:margin-bottom="0.0694in"/>
      <style:text-properties fo:font-size="12pt" style:font-size-asian="12pt" style:font-size-complex="12pt" fo:language="en" fo:country="GB" style:language-asian="en" style:country-asian="GB" fo:hyphenate="false"/>
    </style:style>
    <style:style style:name="BodyText" style:display-name="Body Text" style:family="paragraph" style:parent-style-name="Normal">
      <style:paragraph-properties fo:margin-top="0.0458in" fo:margin-left="0.3506in" fo:text-indent="-0.1979in">
        <style:tab-stops/>
      </style:paragraph-properties>
      <style:text-properties fo:font-size="12pt" style:font-size-asian="12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2pt" style:font-size-asian="12pt" style:font-size-complex="12pt" fo:language="en" fo:country="US"/>
    </style:style>
    <style:style style:name="NoSpacing" style:display-name="No Spacing" style:family="paragraph">
      <style:paragraph-properties fo:widows="0" fo:orphans="0" style:text-autospace="none" fo:margin-bottom="0in" fo:line-height="100%"/>
      <style:text-properties style:font-name="Times New Roman" style:font-name-asian="Times New Roman" style:letter-kerning="false" fo:language="en" fo:country="US" fo:hyphenate="false"/>
    </style:style>
    <style:style style:name="ListParagraph" style:display-name="List Paragraph" style:family="paragraph" style:parent-style-name="Normal">
      <style:paragraph-properties fo:margin-top="0.0458in" fo:margin-left="0.3506in" fo:text-indent="-0.1979in">
        <style:tab-stops/>
      </style:paragraph-properties>
      <style:text-properties fo:hyphenate="false"/>
    </style:style>
    <style:style style:name="TableParagraph" style:display-name="Table Paragraph" style:family="paragraph" style:parent-style-name="Normal">
      <style:paragraph-properties fo:line-height="0.1902in" fo:margin-left="0.0763in">
        <style:tab-stops/>
      </style:paragraph-properties>
      <style:text-properties style:font-name="Calibri" style:font-name-asian="Calibri" style:font-name-complex="Calibri" fo:hyphenate="false"/>
    </style:style>
    <style:style style:name="UnresolvedMention1" style:display-name="Unresolved Mention1"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style:letter-kerning="false"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style:letter-kerning="false" fo:language="en" fo:country="US"/>
    </style:style>
    <style:style style:name="NoSpacingChar" style:display-name="No Spacing Char" style:family="text">
      <style:text-properties style:font-name="Times New Roman" style:font-name-asian="Times New Roman" style:letter-kerning="false" fo:language="en" fo:country="US"/>
    </style:style>
    <style:style style:name="ListParagraphChar" style:display-name="List Paragraph Char" style:family="text">
      <style:text-properties style:font-name="Times New Roman" style:font-name-asian="Times New Roman" style:letter-kerning="false"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level-style text:level="6"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Calibri"/>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rige Kevin</meta:initial-creator>
    <dc:creator>Sudheer Tekprosol</dc:creator>
    <meta:creation-date>2023-12-04T14:48:00Z</meta:creation-date>
    <dc:date>2023-12-04T14:48:00Z</dc:date>
    <meta:template xlink:href="Normal" xlink:type="simple"/>
    <meta:editing-cycles>2</meta:editing-cycles>
    <meta:editing-duration>PT60S</meta:editing-duration>
    <meta:user-defined meta:name="GrammarlyDocumentId">04396b66a0292289c2ba2da77c608cec6bcdc7dc6d37fea7df263acaccce176f</meta:user-defined>
    <meta:document-statistic meta:page-count="9" meta:paragraph-count="59" meta:word-count="4453" meta:character-count="29778" meta:row-count="211" meta:non-whitespace-character-count="25384"/>
  </office:meta>
</office:document-meta>
</file>